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42F900006B637220876E.svm"/>
  <manifest:file-entry manifest:media-type="" manifest:full-path="Pictures/200000070000543D00002FC1B4A89D65.svm"/>
  <manifest:file-entry manifest:media-type="" manifest:full-path="Pictures/2000000700007EB700003F5CD4EB823C.svm"/>
  <manifest:file-entry manifest:media-type="" manifest:full-path="Pictures/200000070000434900002973C8CBAD73.svm"/>
  <manifest:file-entry manifest:media-type="" manifest:full-path="Pictures/200000070000645C000041A239FCAAF6.svm"/>
  <manifest:file-entry manifest:media-type="" manifest:full-path="Pictures/2000000700002AE5000019BD545A35CF.svm"/>
  <manifest:file-entry manifest:media-type="" manifest:full-path="Pictures/200000070000730800003D9AC915A7E8.svm"/>
  <manifest:file-entry manifest:media-type="" manifest:full-path="Pictures/2000000700003FDF000062809AD64E9B.svm"/>
  <manifest:file-entry manifest:media-type="" manifest:full-path="Pictures/2000000700002B1A000017ACA1A97711.svm"/>
  <manifest:file-entry manifest:media-type="" manifest:full-path="Pictures/2000000700003DCE00003C7732B00E02.svm"/>
  <manifest:file-entry manifest:media-type="" manifest:full-path="Pictures/200000070000675B0000425BD2162BA4.svm"/>
  <manifest:file-entry manifest:media-type="" manifest:full-path="Pictures/200000070000599C0000272DF4F9A536.svm"/>
  <manifest:file-entry manifest:media-type="" manifest:full-path="Pictures/2000000700005158000036442CD3A802.svm"/>
  <manifest:file-entry manifest:media-type="" manifest:full-path="Pictures/200000070000480A000048A961F8AECF.svm"/>
  <manifest:file-entry manifest:media-type="" manifest:full-path="Pictures/2000000700007B9C0000416DAB13BF3C.svm"/>
  <manifest:file-entry manifest:media-type="" manifest:full-path="Pictures/20000007000053ED00002F71E391EB21.svm"/>
  <manifest:file-entry manifest:media-type="" manifest:full-path="Pictures/20000007000031330000226CEF61939F.svm"/>
  <manifest:file-entry manifest:media-type="" manifest:full-path="Pictures/200000070000767100004CCC333E3E45.svm"/>
  <manifest:file-entry manifest:media-type="" manifest:full-path="Pictures/20000007000045260000509FEABC966F.svm"/>
  <manifest:file-entry manifest:media-type="" manifest:full-path="Pictures/20000007000078680000404A31D4B74F.svm"/>
  <manifest:file-entry manifest:media-type="" manifest:full-path="Pictures/2000000700004CE6000035A59026E56A.svm"/>
  <manifest:file-entry manifest:media-type="" manifest:full-path="Pictures/2000000700004FB000003B3ADDF084CA.svm"/>
  <manifest:file-entry manifest:media-type="" manifest:full-path="Pictures/2000000700007BED000051F68E263589.svm"/>
  <manifest:file-entry manifest:media-type="" manifest:full-path="Pictures/2000000700006DC200006A5BBB684075.svm"/>
  <manifest:file-entry manifest:media-type="" manifest:full-path="Pictures/20000007000028BA000027B10FCE229C.svm"/>
  <manifest:file-entry manifest:media-type="" manifest:full-path="Pictures/200000070000307A000017AC6155E203.svm"/>
  <manifest:file-entry manifest:media-type="" manifest:full-path="Pictures/2000000700007CA400005CEB39C51805.svm"/>
  <manifest:file-entry manifest:media-type="" manifest:full-path="Pictures/2000000700005B4400003FFB33EC1606.svm"/>
  <manifest:file-entry manifest:media-type="" manifest:full-path="Pictures/2000000700007FD9000024E7622BF9AD.svm"/>
  <manifest:file-entry manifest:media-type="" manifest:full-path="Pictures/2000000700007BED000033E3EA6343EE.svm"/>
  <manifest:file-entry manifest:media-type="" manifest:full-path="Pictures/2000000700006F35000055AF70A87446.svm"/>
  <manifest:file-entry manifest:media-type="" manifest:full-path="Pictures/2000000700007AFD00005BAEB4F9624F.svm"/>
  <manifest:file-entry manifest:media-type="" manifest:full-path="Pictures/20000007000075B800005683D6E48F94.svm"/>
  <manifest:file-entry manifest:media-type="" manifest:full-path="Pictures/200000070000742C0000467E3B3B203B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Helvetica Neue" svg:font-family="'Helvetica Neue', Helvetica, Arial, sans-serif"/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265cm" fo:orphans="2" fo:widows="2" fo:text-indent="0cm" style:auto-text-indent="false"/>
      <style:text-properties fo:font-variant="normal" fo:text-transform="none" style:use-window-font-color="true" style:font-name="Helvetica Neue" fo:font-size="10.5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.265cm" fo:orphans="2" fo:widows="2" fo:text-indent="0cm" style:auto-text-indent="false"/>
      <style:text-properties fo:font-variant="normal" fo:text-transform="none" style:use-window-font-color="true" style:font-name="Helvetica Neue" fo:font-size="10.5pt" fo:letter-spacing="normal" fo:language="zxx" fo:country="none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.265cm" fo:text-align="center" style:justify-single-word="false" fo:orphans="2" fo:widows="2" fo:text-indent="0cm" style:auto-text-indent="false"/>
      <style:text-properties fo:font-variant="normal" fo:text-transform="none" style:use-window-font-color="true" style:font-name="Helvetica Neue" fo:font-size="20pt" fo:letter-spacing="normal" fo:language="zxx" fo:country="none" fo:font-style="normal" fo:font-weight="normal" style:font-size-asian="20pt" style:font-size-complex="20pt"/>
    </style:style>
    <style:style style:name="P4" style:family="paragraph" style:parent-style-name="Text_20_body">
      <style:paragraph-properties fo:margin-left="0cm" fo:margin-right="0cm" fo:margin-top="0cm" fo:margin-bottom="0.265cm" fo:text-align="end" style:justify-single-word="false" fo:orphans="2" fo:widows="2" fo:text-indent="0cm" style:auto-text-indent="false"/>
      <style:text-properties fo:font-variant="normal" fo:text-transform="none" style:use-window-font-color="true" style:font-name="Helvetica Neue" fo:font-size="14pt" fo:letter-spacing="normal" fo:language="zxx" fo:country="none" fo:font-style="normal" fo:font-weight="normal" style:font-size-asian="14pt" style:font-size-complex="14pt"/>
    </style:style>
    <style:style style:name="P5" style:family="paragraph" style:parent-style-name="Text_20_body">
      <style:paragraph-properties fo:margin-left="0cm" fo:margin-right="0cm" fo:margin-top="0cm" fo:margin-bottom="0.265cm" fo:text-align="center" style:justify-single-word="false" fo:orphans="2" fo:widows="2" fo:text-indent="0cm" style:auto-text-indent="false"/>
      <style:text-properties fo:font-variant="normal" fo:text-transform="none" style:use-window-font-color="true" style:font-name="Helvetica Neue" fo:font-size="15pt" fo:letter-spacing="normal" fo:language="zxx" fo:country="none" fo:font-style="normal" fo:font-weight="bold" style:font-size-asian="15pt" style:font-weight-asian="bold" style:font-size-complex="15pt" style:font-weight-complex="bold"/>
    </style:style>
    <style:style style:name="P6" style:family="paragraph" style:parent-style-name="Text_20_body">
      <style:paragraph-properties fo:margin-left="0cm" fo:margin-right="0cm" fo:margin-top="0cm" fo:margin-bottom="0.265cm" fo:text-align="center" style:justify-single-word="false" fo:orphans="2" fo:widows="2" fo:text-indent="0cm" style:auto-text-indent="false"/>
      <style:text-properties fo:font-variant="normal" fo:text-transform="none" fo:color="#eeeeee" style:font-name="Helvetica Neue" fo:font-size="20pt" fo:letter-spacing="normal" fo:language="zxx" fo:country="none" fo:font-style="normal" fo:font-weight="normal" fo:background-color="#cc0000" style:font-size-asian="20pt" style:font-size-complex="20pt"/>
    </style:style>
    <style:style style:name="P7" style:family="paragraph" style:parent-style-name="Text_20_body">
      <style:paragraph-properties fo:margin-left="0cm" fo:margin-right="0cm" fo:margin-top="0cm" fo:margin-bottom="0.265cm" fo:orphans="2" fo:widows="2" fo:text-indent="0cm" style:auto-text-indent="false"/>
      <style:text-properties fo:font-variant="normal" fo:text-transform="none" style:font-name="Helvetica Neue" fo:font-size="10.5pt" fo:letter-spacing="normal" fo:font-style="normal" fo:font-weight="normal"/>
    </style:style>
    <style:style style:name="P8" style:family="paragraph" style:parent-style-name="Text_20_body">
      <style:paragraph-properties fo:margin-left="0cm" fo:margin-right="0cm" fo:margin-top="0cm" fo:margin-bottom="0.265cm" fo:orphans="2" fo:widows="2" fo:text-indent="0cm" style:auto-text-indent="false"/>
      <style:text-properties fo:font-variant="normal" fo:text-transform="none" style:font-name="Helvetica Neue" fo:font-size="10.5pt" fo:letter-spacing="normal" fo:language="zxx" fo:country="none" fo:font-style="normal" fo:font-weight="normal"/>
    </style:style>
    <style:style style:name="P9" style:family="paragraph" style:parent-style-name="Text_20_body">
      <style:paragraph-properties fo:margin-left="0cm" fo:margin-right="0cm" fo:margin-top="0cm" fo:margin-bottom="0.265cm" fo:orphans="2" fo:widows="2" fo:text-indent="0cm" style:auto-text-indent="false"/>
    </style:style>
    <style:style style:name="P10" style:family="paragraph" style:parent-style-name="Text_20_body">
      <style:paragraph-properties fo:margin-left="0cm" fo:margin-right="0cm" fo:margin-top="0cm" fo:margin-bottom="0.265cm" fo:orphans="2" fo:widows="2" fo:text-indent="0cm" style:auto-text-indent="false" fo:background-color="#ffff99">
        <style:background-image/>
      </style:paragraph-properties>
      <style:text-properties fo:font-variant="normal" fo:text-transform="none" style:use-window-font-color="true" style:font-name="Helvetica Neue" fo:font-size="10.5pt" fo:letter-spacing="normal" fo:language="zxx" fo:country="none" fo:font-style="normal" fo:font-weight="normal"/>
    </style:style>
    <style:style style:name="P11" style:family="paragraph" style:parent-style-name="Text_20_body">
      <style:paragraph-properties fo:margin-left="0cm" fo:margin-right="0cm" fo:margin-top="0cm" fo:margin-bottom="0.265cm" fo:orphans="2" fo:widows="2" fo:text-indent="0cm" style:auto-text-indent="false" fo:background-color="#00ccff">
        <style:background-image/>
      </style:paragraph-properties>
      <style:text-properties fo:font-variant="normal" fo:text-transform="none" style:use-window-font-color="true" style:font-name="Helvetica Neue" fo:font-size="10.5pt" fo:letter-spacing="normal" fo:language="zxx" fo:country="none" fo:font-style="normal" fo:font-weight="normal"/>
    </style:style>
    <style:style style:name="P12" style:family="paragraph" style:parent-style-name="Heading_20_4">
      <style:paragraph-properties fo:margin-left="0cm" fo:margin-right="0cm" fo:margin-top="0cm" fo:margin-bottom="0.265cm" fo:orphans="2" fo:widows="2" fo:text-indent="0cm" style:auto-text-indent="false"/>
      <style:text-properties fo:font-variant="normal" fo:text-transform="none" style:use-window-font-color="true" style:font-name="Helvetica Neue" fo:font-size="10.5pt" fo:letter-spacing="normal" fo:font-style="normal" fo:font-weight="normal"/>
    </style:style>
    <style:style style:name="P13" style:family="paragraph" style:parent-style-name="Heading_20_4">
      <style:paragraph-properties fo:margin-left="0cm" fo:margin-right="0cm" fo:margin-top="0cm" fo:margin-bottom="0.265cm" fo:orphans="2" fo:widows="2" fo:text-indent="0cm" style:auto-text-indent="false"/>
      <style:text-properties fo:font-variant="normal" fo:text-transform="none" style:use-window-font-color="true" style:font-name="Helvetica Neue" fo:font-size="10.5pt" fo:letter-spacing="normal" fo:language="zxx" fo:country="none" fo:font-style="normal" fo:font-weight="normal"/>
    </style:style>
    <style:style style:name="P14" style:family="paragraph" style:parent-style-name="Heading_20_4">
      <style:paragraph-properties fo:margin-left="0cm" fo:margin-right="0cm" fo:margin-top="0cm" fo:margin-bottom="0.265cm" fo:orphans="2" fo:widows="2" fo:text-indent="0cm" style:auto-text-indent="false"/>
      <style:text-properties fo:font-variant="normal" fo:text-transform="none" style:use-window-font-color="true" style:font-name="Helvetica Neue" fo:font-size="9.75pt" fo:letter-spacing="normal" fo:font-style="normal" fo:font-weight="bold"/>
    </style:style>
    <style:style style:name="P15" style:family="paragraph" style:parent-style-name="Standard">
      <style:paragraph-properties fo:margin-left="0cm" fo:margin-right="0cm" fo:margin-top="0cm" fo:margin-bottom="0.265cm" fo:orphans="2" fo:widows="2" fo:text-indent="0cm" style:auto-text-indent="false"/>
      <style:text-properties fo:color="#cccccc" style:font-name="Consolas" fo:font-size="10.5pt" fo:language="zxx" fo:country="none" fo:font-weight="normal" fo:background-color="#1f1f1f"/>
    </style:style>
    <style:style style:name="P16" style:family="paragraph" style:parent-style-name="Standard">
      <style:paragraph-properties fo:margin-left="0cm" fo:margin-right="0cm" fo:margin-top="0cm" fo:margin-bottom="0.265cm" style:line-height-at-least="0.503cm" fo:orphans="2" fo:widows="2" fo:text-indent="0cm" style:auto-text-indent="false"/>
      <style:text-properties fo:color="#cccccc" fo:language="zxx" fo:country="none" fo:background-color="#1f1f1f"/>
    </style:style>
    <style:style style:name="P17" style:family="paragraph" style:parent-style-name="Standard">
      <style:paragraph-properties fo:margin-left="0cm" fo:margin-right="0cm" fo:margin-top="0cm" fo:margin-bottom="0.265cm" fo:orphans="2" fo:widows="2" fo:text-indent="0cm" style:auto-text-indent="false"/>
      <style:text-properties fo:font-variant="normal" fo:text-transform="none" fo:color="#cccccc" style:font-name="Consolas" fo:font-size="10.5pt" fo:letter-spacing="normal" fo:language="zxx" fo:country="none" fo:font-style="normal" fo:font-weight="normal" fo:background-color="#1f1f1f"/>
    </style:style>
    <style:style style:name="P18" style:family="paragraph" style:parent-style-name="Text_20_body">
      <style:paragraph-properties fo:margin-left="0cm" fo:margin-right="0cm" fo:margin-top="0cm" fo:margin-bottom="0.265cm" fo:orphans="2" fo:widows="2" fo:text-indent="0cm" style:auto-text-indent="false" fo:background-color="#99ff66">
        <style:background-image/>
      </style:paragraph-properties>
      <style:text-properties fo:language="zxx" fo:country="none"/>
    </style:style>
    <style:style style:name="P19" style:family="paragraph" style:parent-style-name="Standard">
      <style:paragraph-properties style:line-height-at-least="0.503cm"/>
      <style:text-properties fo:color="#cccccc" style:font-name="Consolas" fo:font-size="10.5pt" fo:font-weight="normal" fo:background-color="#1f1f1f"/>
    </style:style>
    <style:style style:name="P20" style:family="paragraph" style:parent-style-name="Standard">
      <style:paragraph-properties style:line-height-at-least="0.503cm"/>
      <style:text-properties fo:color="#cccccc" style:font-name="Consolas" fo:font-size="10.5pt" fo:language="zxx" fo:country="none" fo:font-weight="normal" fo:background-color="#1f1f1f"/>
    </style:style>
    <style:style style:name="P21" style:family="paragraph" style:parent-style-name="Standard">
      <style:paragraph-properties style:line-height-at-least="0.503cm"/>
      <style:text-properties fo:color="#cccccc" fo:background-color="#1f1f1f"/>
    </style:style>
    <style:style style:name="P22" style:family="paragraph" style:parent-style-name="Standard">
      <style:paragraph-properties style:line-height-at-least="0.503cm"/>
    </style:style>
    <style:style style:name="P23" style:family="paragraph" style:parent-style-name="Standard">
      <style:text-properties fo:language="zxx" fo:country="none"/>
    </style:style>
    <style:style style:name="P24" style:family="paragraph" style:parent-style-name="Standard">
      <style:text-properties fo:language="zxx" fo:country="none" fo:background-color="#99ff66"/>
    </style:style>
    <style:style style:name="P25" style:family="paragraph" style:parent-style-name="Standard">
      <style:text-properties fo:background-color="#99ff66"/>
    </style:style>
    <style:style style:name="P26" style:family="paragraph" style:parent-style-name="Standard">
      <style:text-properties fo:color="#6a9955" style:font-name="Consolas" fo:font-size="10.5pt" fo:language="zxx" fo:country="none" fo:font-weight="normal" fo:background-color="#1f1f1f"/>
    </style:style>
    <style:style style:name="P27" style:family="paragraph" style:parent-style-name="Standard">
      <style:paragraph-properties style:line-height-at-least="0.503cm"/>
      <style:text-properties fo:color="#6a9955" style:font-name="Consolas" fo:font-size="10.5pt" fo:font-weight="normal" fo:background-color="#1f1f1f"/>
    </style:style>
    <style:style style:name="P28" style:family="paragraph" style:parent-style-name="Standard">
      <style:paragraph-properties fo:text-align="center" style:justify-single-word="false"/>
      <style:text-properties fo:font-size="20pt" fo:background-color="#99ff66" style:font-size-asian="20pt" style:font-size-complex="20pt"/>
    </style:style>
    <style:style style:name="P29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background-color="#99ff66" style:font-size-asian="20pt" style:font-size-complex="20pt"/>
    </style:style>
    <style:style style:name="P30" style:family="paragraph" style:parent-style-name="Standard">
      <style:paragraph-properties fo:text-align="center" style:justify-single-word="false"/>
      <style:text-properties fo:font-size="20pt" fo:language="zxx" fo:country="none" style:text-underline-style="solid" style:text-underline-width="auto" style:text-underline-color="font-color" fo:background-color="#99ff66" style:font-size-asian="20pt" style:font-size-complex="20pt"/>
    </style:style>
    <style:style style:name="P31" style:family="paragraph" style:parent-style-name="Standard">
      <style:text-properties fo:color="#ce9178" style:font-name="Consolas" fo:font-size="10.5pt" fo:font-weight="normal" fo:background-color="#1f1f1f"/>
    </style:style>
    <style:style style:name="P32" style:family="paragraph" style:parent-style-name="Standard">
      <style:paragraph-properties style:line-height-at-least="0.503cm" fo:background-color="transparent">
        <style:background-image/>
      </style:paragraph-properties>
      <style:text-properties style:use-window-font-color="true" style:font-name="Consolas" fo:font-size="10.5pt" fo:font-weight="normal" fo:background-color="transparent"/>
    </style:style>
    <style:style style:name="P33" style:family="paragraph" style:parent-style-name="Heading_20_3">
      <style:paragraph-properties fo:margin-left="0.397cm" fo:margin-right="0cm" fo:margin-top="0cm" fo:margin-bottom="0.265cm" fo:orphans="2" fo:widows="2" fo:text-indent="0cm" style:auto-text-indent="false"/>
      <style:text-properties fo:font-variant="normal" fo:text-transform="none" style:font-name="Helvetica Neue" fo:font-size="10.5pt" fo:letter-spacing="normal" fo:font-style="normal" fo:font-weight="normal"/>
    </style:style>
    <style:style style:name="P34" style:family="paragraph" style:parent-style-name="Standard">
      <style:paragraph-properties fo:margin-left="0.397cm" fo:margin-right="0cm" fo:margin-top="0cm" fo:margin-bottom="0.265cm" fo:orphans="2" fo:widows="2" fo:text-indent="0cm" style:auto-text-indent="false"/>
      <style:text-properties fo:color="#cccccc" style:font-name="Consolas" fo:font-size="10.5pt" fo:language="zxx" fo:country="none" fo:font-weight="normal" fo:background-color="#1f1f1f"/>
    </style:style>
    <style:style style:name="P35" style:family="paragraph" style:parent-style-name="Standard">
      <style:paragraph-properties fo:margin-left="0.397cm" fo:margin-right="0cm" fo:margin-top="0cm" fo:margin-bottom="0.265cm" fo:orphans="2" fo:widows="2" fo:text-indent="0cm" style:auto-text-indent="false"/>
      <style:text-properties fo:font-variant="normal" fo:text-transform="none" fo:color="#cccccc" style:font-name="Consolas" fo:font-size="10.5pt" fo:letter-spacing="normal" fo:language="zxx" fo:country="none" fo:font-style="normal" fo:font-weight="normal" fo:background-color="#1f1f1f"/>
    </style:style>
    <style:style style:name="P36" style:family="paragraph" style:parent-style-name="Text_20_body">
      <style:paragraph-properties fo:margin-left="0.397cm" fo:margin-right="0cm" fo:margin-top="0cm" fo:margin-bottom="0.265cm" fo:orphans="2" fo:widows="2" fo:text-indent="0cm" style:auto-text-indent="false"/>
      <style:text-properties fo:font-variant="normal" fo:text-transform="none" style:font-name="Helvetica Neue" fo:font-size="10.5pt" fo:letter-spacing="normal" fo:font-style="normal" fo:font-weight="normal"/>
    </style:style>
    <style:style style:name="P37" style:family="paragraph" style:parent-style-name="Text_20_body">
      <style:paragraph-properties fo:margin-left="0.397cm" fo:margin-right="0cm" fo:margin-top="0cm" fo:margin-bottom="0.265cm" fo:orphans="2" fo:widows="2" fo:text-indent="0cm" style:auto-text-indent="false"/>
      <style:text-properties fo:font-variant="normal" fo:text-transform="none" style:font-name="Helvetica Neue" fo:font-size="10.5pt" fo:letter-spacing="normal" fo:language="zxx" fo:country="none" fo:font-style="normal" fo:font-weight="normal"/>
    </style:style>
    <style:style style:name="P38" style:family="paragraph" style:parent-style-name="Text_20_body">
      <style:paragraph-properties fo:margin-left="0.397cm" fo:margin-right="0cm" fo:margin-top="0cm" fo:margin-bottom="0.265cm" fo:orphans="2" fo:widows="2" fo:text-indent="0cm" style:auto-text-indent="false"/>
      <style:text-properties style:font-name="Helvetica Neue" fo:font-size="10.5pt" fo:font-weight="normal"/>
    </style:style>
    <style:style style:name="P39" style:family="paragraph" style:parent-style-name="Standard">
      <style:paragraph-properties style:line-height-at-least="0.503cm"/>
      <style:text-properties fo:color="#cccccc" style:font-name="Consolas" fo:font-size="10.5pt" fo:font-weight="normal" fo:background-color="#1f1f1f"/>
    </style:style>
    <style:style style:name="P40" style:family="paragraph" style:parent-style-name="Standard">
      <style:paragraph-properties style:line-height-at-least="0.503cm"/>
      <style:text-properties fo:color="#cccccc" fo:background-color="#1f1f1f"/>
    </style:style>
    <style:style style:name="P41" style:family="paragraph" style:parent-style-name="Standard">
      <style:paragraph-properties style:line-height-at-least="0.503cm"/>
      <style:text-properties fo:color="#6a9955" style:font-name="Consolas" fo:font-size="10.5pt" fo:font-weight="normal" fo:background-color="#1f1f1f"/>
    </style:style>
    <style:style style:name="P42" style:family="paragraph" style:parent-style-name="Standard">
      <style:paragraph-properties style:line-height-at-least="0.503cm"/>
    </style:style>
    <style:style style:name="P43" style:family="paragraph" style:parent-style-name="Standard">
      <style:paragraph-properties fo:margin-left="0.397cm" fo:margin-right="0cm" fo:margin-top="0cm" fo:margin-bottom="0.265cm" fo:orphans="2" fo:widows="2" fo:text-indent="0cm" style:auto-text-indent="false"/>
      <style:text-properties fo:font-variant="normal" fo:text-transform="none" fo:color="#cccccc" style:font-name="Consolas" fo:font-size="10.5pt" fo:letter-spacing="normal" fo:language="none" fo:country="none" fo:font-style="normal" fo:font-weight="normal" fo:background-color="#1f1f1f"/>
    </style:style>
    <style:style style:name="P44" style:family="paragraph" style:parent-style-name="Heading_20_4">
      <style:paragraph-properties fo:margin-left="0cm" fo:margin-right="0cm" fo:margin-top="0cm" fo:margin-bottom="0.265cm" fo:text-align="center" style:justify-single-word="false" fo:orphans="2" fo:widows="2" fo:text-indent="0cm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P45" style:family="paragraph" style:parent-style-name="Text_20_body">
      <style:paragraph-properties fo:margin-left="0cm" fo:margin-right="0cm" fo:margin-top="0cm" fo:margin-bottom="0.265cm" fo:orphans="2" fo:widows="2" fo:text-indent="0cm" style:auto-text-indent="false"/>
      <style:text-properties fo:font-variant="normal" fo:text-transform="none" style:font-name="Helvetica Neue" fo:font-size="10.5pt" fo:letter-spacing="normal" fo:font-style="normal" fo:font-weight="normal"/>
    </style:style>
    <style:style style:name="P46" style:family="paragraph" style:parent-style-name="Text_20_body">
      <style:paragraph-properties fo:margin-left="0cm" fo:margin-right="0cm" fo:margin-top="0cm" fo:margin-bottom="0.265cm" fo:orphans="2" fo:widows="2" fo:text-indent="0cm" style:auto-text-indent="false"/>
      <style:text-properties fo:font-variant="normal" fo:text-transform="none" style:font-name="Helvetica Neue" fo:font-size="10.5pt" fo:letter-spacing="normal" fo:language="zxx" fo:country="none" fo:font-style="normal" fo:font-weight="normal"/>
    </style:style>
    <style:style style:name="P47" style:family="paragraph" style:parent-style-name="Text_20_body">
      <style:paragraph-properties fo:margin-left="0cm" fo:margin-right="0cm" fo:margin-top="0cm" fo:margin-bottom="0.265cm" fo:orphans="2" fo:widows="2" fo:text-indent="0cm" style:auto-text-indent="false"/>
      <style:text-properties fo:font-variant="normal" fo:text-transform="none" style:font-name="Helvetica Neue" fo:font-size="10.5pt" fo:letter-spacing="normal" fo:language="none" fo:country="none" fo:font-style="normal" fo:font-weight="normal"/>
    </style:style>
    <style:style style:name="P48" style:family="paragraph" style:parent-style-name="Text_20_body">
      <style:paragraph-properties fo:margin-left="0cm" fo:margin-right="0cm" fo:margin-top="0cm" fo:margin-bottom="0.265cm" fo:text-align="center" style:justify-single-word="false" fo:orphans="2" fo:widows="2" fo:text-indent="0cm" style:auto-text-indent="false"/>
      <style:text-properties fo:font-variant="normal" fo:text-transform="none" style:font-name="Helvetica Neue" fo:font-size="20pt" fo:letter-spacing="normal" fo:language="none" fo:country="none" fo:font-style="normal" fo:font-weight="normal" style:font-size-asian="20pt" style:font-size-complex="20pt"/>
    </style:style>
    <style:style style:name="P49" style:family="paragraph" style:parent-style-name="Text_20_body">
      <style:paragraph-properties fo:margin-left="0cm" fo:margin-right="0cm" fo:margin-top="0cm" fo:margin-bottom="0.265cm" fo:orphans="2" fo:widows="2" fo:text-indent="0cm" style:auto-text-indent="false"/>
      <style:text-properties fo:font-variant="normal" fo:text-transform="none" style:font-name="Helvetica Neue" fo:font-size="15pt" fo:letter-spacing="normal" fo:language="none" fo:country="none" fo:font-style="normal" fo:font-weight="normal" style:font-size-asian="15pt" style:font-size-complex="15pt"/>
    </style:style>
    <style:style style:name="P50" style:family="paragraph" style:parent-style-name="Text_20_body">
      <style:paragraph-properties fo:margin-left="0cm" fo:margin-right="0cm" fo:margin-top="0cm" fo:margin-bottom="0.265cm" fo:orphans="2" fo:widows="2" fo:text-indent="0cm" style:auto-text-indent="false"/>
      <style:text-properties fo:font-variant="normal" fo:text-transform="none" style:use-window-font-color="true" style:font-name="Helvetica Neue" fo:font-size="10.5pt" fo:letter-spacing="normal" fo:font-style="normal" fo:font-weight="normal"/>
    </style:style>
    <style:style style:name="P51" style:family="paragraph" style:parent-style-name="Text_20_body">
      <style:paragraph-properties fo:margin-left="0cm" fo:margin-right="0cm" fo:margin-top="0cm" fo:margin-bottom="0.265cm" fo:text-align="center" style:justify-single-word="false" fo:orphans="2" fo:widows="2" fo:text-indent="0cm" style:auto-text-indent="false"/>
      <style:text-properties fo:font-size="14pt" fo:language="none" fo:country="none" fo:font-weight="bold" style:font-size-asian="14pt" style:font-weight-asian="bold" style:font-size-complex="14pt" style:font-weight-complex="bold"/>
    </style:style>
    <style:style style:name="P52" style:family="paragraph" style:parent-style-name="Text_20_body" style:list-style-name="L1">
      <style:paragraph-properties fo:margin-left="0.397cm" fo:margin-right="0cm" fo:margin-top="0cm" fo:margin-bottom="0.265cm" fo:orphans="2" fo:widows="2" fo:text-indent="0cm" style:auto-text-indent="false"/>
      <style:text-properties fo:font-variant="normal" fo:text-transform="none" style:font-name="Helvetica Neue" fo:font-size="20pt" fo:letter-spacing="normal" fo:font-style="normal" fo:font-weight="normal" fo:background-color="#ffff99" style:font-size-asian="20pt" style:font-size-complex="20pt"/>
    </style:style>
    <style:style style:name="P53" style:family="paragraph" style:parent-style-name="Text_20_body">
      <style:paragraph-properties fo:margin-left="0.397cm" fo:margin-right="0cm" fo:margin-top="0cm" fo:margin-bottom="0.265cm" fo:orphans="2" fo:widows="2" fo:text-indent="0cm" style:auto-text-indent="false"/>
      <style:text-properties fo:font-variant="normal" fo:text-transform="none" style:font-name="Helvetica Neue" fo:font-size="10.5pt" fo:letter-spacing="normal" fo:language="zxx" fo:country="none" fo:font-style="normal" fo:font-weight="normal"/>
    </style:style>
    <style:style style:name="P54" style:family="paragraph" style:parent-style-name="Text_20_body">
      <style:paragraph-properties fo:margin-left="0.397cm" fo:margin-right="0cm" fo:margin-top="0cm" fo:margin-bottom="0.265cm" fo:orphans="2" fo:widows="2" fo:text-indent="0cm" style:auto-text-indent="false"/>
      <style:text-properties fo:font-variant="normal" fo:text-transform="none" style:font-name="Helvetica Neue" fo:font-size="10.5pt" fo:letter-spacing="normal" fo:language="zxx" fo:country="none" fo:font-style="normal" fo:font-weight="normal" fo:background-color="#99ff66"/>
    </style:style>
    <style:style style:name="P55" style:family="paragraph" style:parent-style-name="Text_20_body">
      <style:paragraph-properties fo:margin-left="0.397cm" fo:margin-right="0cm" fo:margin-top="0cm" fo:margin-bottom="0.265cm" fo:orphans="2" fo:widows="2" fo:text-indent="0cm" style:auto-text-indent="false"/>
      <style:text-properties fo:font-variant="normal" fo:text-transform="none" style:font-name="Helvetica Neue" fo:font-size="10.5pt" fo:letter-spacing="normal" fo:font-style="normal" fo:font-weight="normal"/>
    </style:style>
    <style:style style:name="P56" style:family="paragraph" style:parent-style-name="Text_20_body" style:list-style-name="L1">
      <style:paragraph-properties fo:margin-left="0.397cm" fo:margin-right="0cm" fo:margin-top="0cm" fo:margin-bottom="0.265cm" fo:orphans="2" fo:widows="2" fo:text-indent="0cm" style:auto-text-indent="false"/>
      <style:text-properties fo:font-variant="normal" fo:text-transform="none" style:font-name="Helvetica Neue" fo:font-size="10.5pt" fo:letter-spacing="normal" fo:font-style="normal" fo:font-weight="normal"/>
    </style:style>
    <style:style style:name="P57" style:family="paragraph" style:parent-style-name="Text_20_body" style:list-style-name="L3">
      <style:paragraph-properties fo:margin-left="0.397cm" fo:margin-right="0cm" fo:margin-top="0cm" fo:margin-bottom="0.265cm" fo:orphans="2" fo:widows="2" fo:text-indent="0cm" style:auto-text-indent="false"/>
      <style:text-properties fo:font-variant="normal" fo:text-transform="none" style:font-name="Helvetica Neue" fo:font-size="10.5pt" fo:letter-spacing="normal" fo:font-style="normal" fo:font-weight="normal"/>
    </style:style>
    <style:style style:name="P58" style:family="paragraph" style:parent-style-name="Text_20_body">
      <style:paragraph-properties fo:margin-left="0.397cm" fo:margin-right="0cm" fo:margin-top="0cm" fo:margin-bottom="0.265cm" fo:orphans="2" fo:widows="2" fo:text-indent="0cm" style:auto-text-indent="false"/>
      <style:text-properties fo:font-variant="normal" fo:text-transform="none" style:font-name="Helvetica Neue" fo:font-size="10.5pt" fo:letter-spacing="normal" fo:language="none" fo:country="none" fo:font-style="normal" fo:font-weight="normal"/>
    </style:style>
    <style:style style:name="P59" style:family="paragraph" style:parent-style-name="Text_20_body" style:list-style-name="L3">
      <style:paragraph-properties fo:margin-left="0.397cm" fo:margin-right="0cm" fo:margin-top="0cm" fo:margin-bottom="0.265cm" fo:orphans="2" fo:widows="2" fo:text-indent="0cm" style:auto-text-indent="false"/>
    </style:style>
    <style:style style:name="P60" style:family="paragraph" style:parent-style-name="Text_20_body" style:list-style-name="L2">
      <style:paragraph-properties fo:margin-top="0cm" fo:margin-bottom="0.265cm" fo:orphans="2" fo:widows="2"/>
    </style:style>
    <style:style style:name="P61" style:family="paragraph" style:parent-style-name="Text_20_body" style:list-style-name="L2">
      <style:paragraph-properties fo:margin-top="0cm" fo:margin-bottom="0.265cm" fo:orphans="2" fo:widows="2"/>
      <style:text-properties fo:font-variant="normal" fo:text-transform="none" style:font-name="Helvetica Neue" fo:font-size="20pt" fo:letter-spacing="normal" fo:font-style="normal" fo:font-weight="normal" fo:background-color="#ffff99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style:use-window-font-color="true" style:font-name="Helvetica Neue" fo:letter-spacing="normal" fo:font-style="normal"/>
    </style:style>
    <style:style style:name="T3" style:family="text">
      <style:text-properties fo:font-variant="normal" fo:text-transform="none" style:font-name="Helvetica Neue" fo:font-size="10.5pt" fo:letter-spacing="normal" fo:font-style="normal" fo:font-weight="normal"/>
    </style:style>
    <style:style style:name="T4" style:family="text">
      <style:text-properties fo:font-variant="normal" fo:text-transform="none" style:font-name="Helvetica Neue" fo:font-size="10.5pt" fo:letter-spacing="normal" fo:font-style="normal" fo:font-weight="bold"/>
    </style:style>
    <style:style style:name="T5" style:family="text">
      <style:text-properties fo:font-variant="normal" fo:text-transform="none" style:font-name="Helvetica Neue" fo:letter-spacing="normal" fo:font-style="normal"/>
    </style:style>
    <style:style style:name="T6" style:family="text">
      <style:text-properties fo:font-variant="normal" fo:text-transform="none" style:font-name="Helvetica Neue" fo:font-size="20pt" fo:letter-spacing="normal" fo:font-style="normal" fo:font-weight="normal" fo:background-color="#ffff99" style:font-size-asian="20pt" style:font-size-complex="20pt"/>
    </style:style>
    <style:style style:name="T7" style:family="text">
      <style:text-properties fo:font-variant="normal" fo:text-transform="none" fo:color="#dcdcaa" style:font-name="Helvetica Neue" fo:letter-spacing="normal" fo:font-style="normal"/>
    </style:style>
    <style:style style:name="T8" style:family="text">
      <style:text-properties fo:font-variant="normal" fo:text-transform="none" fo:color="#dcdcaa" style:font-name="Consolas" fo:font-size="10.5pt" fo:letter-spacing="normal" fo:font-style="normal" fo:font-weight="normal"/>
    </style:style>
    <style:style style:name="T9" style:family="text">
      <style:text-properties fo:font-variant="normal" fo:text-transform="none" fo:color="#ce9178" style:font-name="Helvetica Neue" fo:letter-spacing="normal" fo:font-style="normal"/>
    </style:style>
    <style:style style:name="T10" style:family="text">
      <style:text-properties fo:font-variant="normal" fo:text-transform="none" fo:color="#ce9178" style:font-name="Consolas" fo:font-size="10.5pt" fo:letter-spacing="normal" fo:font-style="normal" fo:font-weight="normal"/>
    </style:style>
    <style:style style:name="T11" style:family="text">
      <style:text-properties fo:font-variant="normal" fo:text-transform="none" fo:color="#569cd6" style:font-name="Helvetica Neue" fo:letter-spacing="normal" fo:font-style="normal"/>
    </style:style>
    <style:style style:name="T12" style:family="text">
      <style:text-properties fo:font-variant="normal" fo:text-transform="none" fo:color="#9cdcfe" style:font-name="Consolas" fo:font-size="10.5pt" fo:letter-spacing="normal" fo:font-style="normal" fo:font-weight="normal"/>
    </style:style>
    <style:style style:name="T13" style:family="text">
      <style:text-properties fo:font-variant="normal" fo:text-transform="none" fo:color="#9cdcfe" style:font-name="Helvetica Neue" fo:letter-spacing="normal" fo:font-style="normal"/>
    </style:style>
    <style:style style:name="T14" style:family="text">
      <style:text-properties fo:font-variant="normal" fo:text-transform="none" style:font-name="Consolas" fo:font-size="10.5pt" fo:letter-spacing="normal" fo:font-style="normal" fo:font-weight="normal"/>
    </style:style>
    <style:style style:name="T15" style:family="text">
      <style:text-properties fo:font-variant="normal" fo:text-transform="none" fo:color="#808080" style:font-name="Helvetica Neue" fo:letter-spacing="normal" fo:font-style="normal"/>
    </style:style>
    <style:style style:name="T16" style:family="text">
      <style:text-properties fo:font-variant="normal" fo:text-transform="none" fo:letter-spacing="normal" fo:language="zxx" fo:country="none" fo:font-style="normal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font-size="20pt" fo:background-color="#ccff00" style:font-size-asian="20pt" style:font-size-complex="20pt"/>
    </style:style>
    <style:style style:name="T19" style:family="text">
      <style:text-properties fo:language="zxx" fo:country="none"/>
    </style:style>
    <style:style style:name="T20" style:family="text">
      <style:text-properties fo:color="#569cd6"/>
    </style:style>
    <style:style style:name="T21" style:family="text">
      <style:text-properties fo:color="#569cd6" style:font-name="Consolas" fo:font-size="10.5pt" fo:font-weight="normal"/>
    </style:style>
    <style:style style:name="T22" style:family="text">
      <style:text-properties fo:color="#9cdcfe"/>
    </style:style>
    <style:style style:name="T23" style:family="text">
      <style:text-properties fo:color="#9cdcfe" style:font-name="Consolas" fo:font-size="10.5pt" fo:font-weight="normal"/>
    </style:style>
    <style:style style:name="T24" style:family="text">
      <style:text-properties fo:color="#ce9178"/>
    </style:style>
    <style:style style:name="T25" style:family="text">
      <style:text-properties fo:color="#ce9178" style:font-name="Consolas" fo:font-size="10.5pt" fo:font-weight="normal"/>
    </style:style>
    <style:style style:name="T26" style:family="text">
      <style:text-properties fo:color="#ce9178" style:font-name="Consolas" fo:font-size="10.5pt" fo:language="zxx" fo:country="none" fo:font-weight="normal"/>
    </style:style>
    <style:style style:name="T27" style:family="text">
      <style:text-properties fo:color="#ce9178" style:font-name="Consolas" fo:background-color="#1f1f1f"/>
    </style:style>
    <style:style style:name="T28" style:family="text">
      <style:text-properties style:font-name="Consolas" fo:font-size="10.5pt" fo:font-weight="normal"/>
    </style:style>
    <style:style style:name="T29" style:family="text">
      <style:text-properties style:font-name="Consolas" fo:font-size="10.5pt" fo:language="none" fo:country="none" fo:font-weight="normal"/>
    </style:style>
    <style:style style:name="T30" style:family="text">
      <style:text-properties fo:color="#6a9955"/>
    </style:style>
    <style:style style:name="T31" style:family="text">
      <style:text-properties fo:color="#6a9955" style:font-name="Consolas" fo:font-size="10.5pt" fo:font-weight="normal"/>
    </style:style>
    <style:style style:name="T32" style:family="text">
      <style:text-properties fo:color="#d4d4d4"/>
    </style:style>
    <style:style style:name="T33" style:family="text">
      <style:text-properties fo:color="#d4d4d4" style:font-name="Consolas" fo:font-size="10.5pt" fo:font-weight="normal"/>
    </style:style>
    <style:style style:name="T34" style:family="text">
      <style:text-properties fo:color="#dcdcaa"/>
    </style:style>
    <style:style style:name="T35" style:family="text">
      <style:text-properties fo:color="#dcdcaa" style:font-name="Consolas" fo:font-size="10.5pt" fo:font-weight="normal"/>
    </style:style>
    <style:style style:name="T36" style:family="text">
      <style:text-properties fo:color="#c586c0" style:font-name="Consolas" fo:font-size="10.5pt" fo:font-weight="normal"/>
    </style:style>
    <style:style style:name="T37" style:family="text">
      <style:text-properties fo:color="#b5cea8" style:font-name="Consolas" fo:font-size="10.5pt" fo:font-weight="normal"/>
    </style:style>
    <style:style style:name="T38" style:family="text">
      <style:text-properties fo:color="#d7ba7d" style:font-name="Consolas" fo:font-size="10.5pt" fo:font-weight="normal"/>
    </style:style>
    <style:style style:name="T39" style:family="text">
      <style:text-properties fo:color="#808080"/>
    </style:style>
    <style:style style:name="T40" style:family="text">
      <style:text-properties fo:color="#808080" style:font-name="Consolas" fo:font-size="10.5pt" fo:font-weight="normal"/>
    </style:style>
    <style:style style:name="T41" style:family="text">
      <style:text-properties fo:color="#4fc1ff" style:font-name="Consolas" fo:font-size="10.5pt" fo:font-weight="normal"/>
    </style:style>
    <style:style style:name="T42" style:family="text">
      <style:text-properties fo:background-color="#ff3333"/>
    </style:style>
    <style:style style:name="T43" style:family="text">
      <style:text-properties fo:background-color="#99ff66"/>
    </style:style>
    <style:style style:name="T44" style:family="text">
      <style:text-properties fo:background-color="#00ccff"/>
    </style:style>
    <style:style style:name="T45" style:family="text">
      <style:text-properties fo:language="none" fo:country="non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32cm" fo:text-indent="-0.635cm" fo:margin-left="1.03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67cm" fo:text-indent="-0.635cm" fo:margin-left="1.66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02cm" fo:text-indent="-0.635cm" fo:margin-left="2.30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72cm" fo:text-indent="-0.635cm" fo:margin-left="3.57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07cm" fo:text-indent="-0.635cm" fo:margin-left="4.20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42cm" fo:text-indent="-0.635cm" fo:margin-left="4.84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12cm" fo:text-indent="-0.635cm" fo:margin-left="6.11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4"/>
      <text:p text:style-name="P6">INSTITUTO</text:p>
      <text:p text:style-name="P6"><text:s/>DEUSTO FORMACIÓN</text:p>
      <text:p text:style-name="P3"/>
      <text:p text:style-name="P3">CURSO FULL STACK</text:p>
      <text:p text:style-name="P3">DEVELOPMENT</text:p>
      <text:p text:style-name="P2"/>
      <text:p text:style-name="P1"/>
      <text:h text:style-name="P14" text:outline-level="4"/>
      <text:p text:style-name="P1"/>
      <text:h text:style-name="P44" text:outline-level="4"><text:bookmark text:name="lblTitulo2"/>Prueba <text:span text:style-name="T19">4</text:span>.<text:span text:style-name="T2"> Testing.</text:span></text:h>
      <text:p text:style-name="P51"><text:span text:style-name="T2">Jest y Cypress 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pan text:style-name="T1">ALUMNO: <text:s text:c="5"/></text:span><text:s text:c="27"/></text:p>
      <text:p text:style-name="P4">Armando Yamir Blanco Castro.</text:p>
      <text:p text:style-name="P4">Matrícula: 9535801.</text:p>
      <text:p text:style-name="P4">DNI: 12840810W</text:p>
      <text:p text:style-name="P4">EMAIL: microcontrolador.net@gmail.com</text:p>
      <text:p text:style-name="P2"/>
      <text:p text:style-name="P2"/>
      <text:p text:style-name="P2"/>
      <text:p text:style-name="P2"/>
      <text:p text:style-name="P2"/>
      <text:p text:style-name="P1"/>
      <text:p text:style-name="P5"><text:span text:style-name="T45">27</text:span> de Marzo de 2025, Tenerife, Granadilla de Abona.</text:p>
      <text:p text:style-name="P1"/>
      <text:p text:style-name="P2"/>
      <text:h text:style-name="P12" text:outline-level="4"><text:soft-page-break/></text:h>
      <text:h text:style-name="P13" text:outline-level="4">Metodología de resolución del examen:</text:h>
      <text:p text:style-name="P2">Para la resolución del exámen se procedió a copiar las preguntas del ejercicio y copiar inmediatamente las resolución, para facilitar la corrección. Para cada pregunta, se cambió el formato de letras grande a número 20, y se colocó el fondo en amarillo: </text:p>
      <text:p text:style-name="P10"><text:span text:style-name="T17">ejemplo</text:span>.</text:p>
      <text:p text:style-name="P2"/>
      <text:p text:style-name="P2">Los comandos que se solicitaron para los objetivos están enmarcados en fondo azul <text:span text:style-name="T19">si los hay</text:span></text:p>
      <text:p text:style-name="P2"/>
      <text:p text:style-name="P11">comando utilizados.</text:p>
      <text:p text:style-name="P2"/>
      <text:p text:style-name="P2">Las referencias a otros tutoriales estárán demarcados en verde letra tamaño 20, por ejemplo:</text:p>
      <text:p text:style-name="P2"/>
      <text:p text:style-name="P2"><text:a xlink:type="simple" xlink:href="https://www.youtube.com/watch?v=jK6l7o_C5Vs" text:style-name="Internet_20_link" text:visited-style-name="Visited_20_Internet_20_Link"><text:span text:style-name="T18">JavaScript - ASYNC / AWAIT - ¿Cómo usarlo?</text:span></text:a><text:span text:style-name="T18"> </text:span></text:p>
      <text:p text:style-name="P2"/>
      <text:p text:style-name="P2"><text:a xlink:type="simple" xlink:href="https://www.youtube.com/watch?v=e0A_F8dsQ1w" text:style-name="Internet_20_link" text:visited-style-name="Visited_20_Internet_20_Link"><text:span text:style-name="T18">JavaScript - FETCH - ¿Cómo utilizarlo?</text:span></text:a><text:span text:style-name="T18"> </text:span></text:p>
      <text:p text:style-name="P2"/>
      <text:p text:style-name="P2">Se colocarón las respectivas capturas de pantallas de TODOS LOS PROCESOS.</text:p>
      <text:p text:style-name="P2"/>
      <text:p text:style-name="P3">A continuación la solucion del exámen:</text:p>
      <text:p text:style-name="P23"/>
      <text:p text:style-name="P23"/>
      <text:p text:style-name="Standard"/>
      <text:p text:style-name="Standard">NOMBRE DEL ARCHIVO: Prueba04-Testing-Ejercicio-1-001.odt</text:p>
      <text:p text:style-name="Standard"/>
      <text:p text:style-name="P9"><text:span text:style-name="T3">Para comprender el uso del </text:span><text:span text:style-name="Emphasis"><text:span text:style-name="T3">testing</text:span></text:span><text:span text:style-name="T3"> en proyectos JavaScript y afianzar los conceptos de la metodología TDD, deberás llevar a cabo los siguientes pasos:</text:span></text:p>
      <text:p text:style-name="P7"/>
      <text:p text:style-name="P8">Instalación de la aplicación cypress. Para la resolución del presente examen se procedió a instalar la aplicación cypress desde esta ubicación de internet:</text:p>
      <text:p text:style-name="P8"/>
      <text:p text:style-name="P18"><text:a xlink:type="simple" xlink:href="https://www.cypress.io/" text:style-name="Internet_20_link" text:visited-style-name="Visited_20_Internet_20_Link"><text:span text:style-name="T3">https://www.cypress.io/</text:span></text:a></text:p>
      <text:p text:style-name="P8">y se utilizo la documentación de cypress en esta url:</text:p>
      <text:p text:style-name="P18"><text:a xlink:type="simple" xlink:href="https://docs.cypress.io/app/get-started/why-cypress" text:style-name="Internet_20_link" text:visited-style-name="Visited_20_Internet_20_Link"><text:span text:style-name="T3">https://docs.cypress.io/app/get-started/why-cypress</text:span></text:a></text:p>
      <text:p text:style-name="P8">al final de este documento están los detalles de la instalación y puesta en marcha con un ejemplo así como los tutoriales aportados como referencias para llevar a cabo esta asignación, en section MISCELANEOS.</text:p>
      <text:p text:style-name="P8"/>
      <text:p text:style-name="P8"/>
      <text:p text:style-name="P8"><text:soft-page-break/></text:p>
      <text:p text:style-name="P7"/>
      <text:section text:style-name="Sect1" text:name="title1">
        <text:list xml:id="list3093095952055968186" text:style-name="L1">
          <text:list-item>
            <text:p text:style-name="P52">Creación de un proyecto HTML + JavaScript de registro de una cuenta de usuario.</text:p>
          </text:list-item>
        </text:list>
        <text:p text:style-name="P36">Para ello abrimos nuestro visual code en el directorio <text:span text:style-name="T19">donde está ubicado el cypress, e2e y creamos la carpeta donde colocaremos nuestros códigos, los archivos vacios al principío:</text:span></text:p>
        <text:p text:style-name="P37"/>
        <text:p text:style-name="P37"><draw:frame draw:style-name="fr1" draw:name="graphics21" text:anchor-type="paragraph" svg:width="16.603cm" svg:height="10.857cm" draw:z-index="20"><draw:image xlink:href="Pictures/200000070000645C000041A239FCAAF6.svm" xlink:type="simple" xlink:show="embed" xlink:actuate="onLoad"/></draw:frame></text:p>
        <text:list xml:id="list5388793519122001818" text:style-name="L2">
          <text:list-header>
            <text:p text:style-name="P61"/>
            <text:p text:style-name="P60"><text:span text:style-name="T6">* Siguiendo la metodología TDD, desarrollar un test en el </text:span><text:span text:style-name="Emphasis"><text:span text:style-name="T6">framework</text:span></text:span><text:span text:style-name="T6"> Cypress para comprobar en varios </text:span><text:span text:style-name="Emphasis"><text:span text:style-name="T6">use cases</text:span></text:span><text:span text:style-name="T6"> los requisitos del componente.</text:span></text:p>
          </text:list-header>
        </text:list>
        <text:p text:style-name="P36"/>
        <text:p text:style-name="P8">Para comprobar la metología TDD lo haremos haciendo un test sencillo de apertura de la página web de google,veamos:</text:p>
        <text:p text:style-name="P8">creamos un archivo google.cy.js y escribimos el siguiente código para hacer la prueba:</text:p>
        <text:p text:style-name="P8"/>
        <text:p text:style-name="P15"><text:span text:style-name="T7">describe</text:span><text:span text:style-name="T5">(</text:span><text:span text:style-name="T9">'Prueba de apertura de google'</text:span><text:span text:style-name="T5">,()</text:span><text:span text:style-name="T11">=&gt;</text:span><text:span text:style-name="T5">{</text:span></text:p>
        <text:p text:style-name="P21">    <text:span text:style-name="T35">it</text:span><text:span text:style-name="T28">(</text:span><text:span text:style-name="T25">'Abre la pagina de google correctasmente'</text:span><text:span text:style-name="T28">,()</text:span><text:span text:style-name="T21">=&gt;</text:span><text:span text:style-name="T28">{</text:span></text:p>
        <text:p text:style-name="P21">        <text:span text:style-name="T23">cy</text:span><text:span text:style-name="T28">.</text:span><text:span text:style-name="T35">visit</text:span><text:span text:style-name="T28">(</text:span><text:span text:style-name="T25">'https://www.google.com'</text:span><text:span text:style-name="T28">);</text:span></text:p>
        <text:p text:style-name="P21"><text:soft-page-break/>        <text:span text:style-name="T23">cy</text:span><text:span text:style-name="T28">.</text:span><text:span text:style-name="T35">title</text:span><text:span text:style-name="T28">().</text:span><text:span text:style-name="T35">should</text:span><text:span text:style-name="T28">(</text:span><text:span text:style-name="T25">'eq'</text:span><text:span text:style-name="T28">,</text:span><text:span text:style-name="T25">'Google</text:span><text:span text:style-name="T26">e</text:span><text:span text:style-name="T25">'</text:span><text:span text:style-name="T28">)</text:span></text:p>
        <text:p text:style-name="P21">    <text:span text:style-name="T28">})</text:span></text:p>
        <text:p text:style-name="P19">});</text:p>
        <text:p text:style-name="P8"/>
        <text:p text:style-name="P8">lo vemos en visual code de esta manera:</text:p>
        <text:p text:style-name="P8"/>
        <text:p text:style-name="P8"><draw:frame draw:style-name="fr2" draw:name="graphics22" text:anchor-type="paragraph" svg:width="17cm" svg:height="10.913cm" draw:z-index="21"><draw:image xlink:href="Pictures/200000070000675B0000425BD2162BA4.svm" xlink:type="simple" xlink:show="embed" xlink:actuate="onLoad"/></draw:frame></text:p>
        <text:p text:style-name="P8">note la siguiente linea:</text:p>
        <text:p text:style-name="P8"/>
        <text:p text:style-name="P16"><text:span text:style-name="T3">        </text:span><text:span text:style-name="T12">cy</text:span><text:span text:style-name="T14">.</text:span><text:span text:style-name="T8">title</text:span><text:span text:style-name="T14">().</text:span><text:span text:style-name="T8">should</text:span><text:span text:style-name="T14">(</text:span><text:span text:style-name="T10">'eq'</text:span><text:span text:style-name="T14">,</text:span><text:span text:style-name="T10">'Googlee'</text:span><text:span text:style-name="T14">)</text:span></text:p>
        <text:p text:style-name="P37">aqui colocamos un error para ver la respuesta de nuestro testing TDD, corremos el test y vemos los resultados:</text:p>
        <text:p text:style-name="P37"><draw:frame draw:style-name="fr1" draw:name="graphics23" text:anchor-type="paragraph" svg:width="16.603cm" svg:height="17.133cm" draw:z-index="22"><draw:image xlink:href="Pictures/20000007000042F900006B637220876E.svm" xlink:type="simple" xlink:show="embed" xlink:actuate="onLoad"/></draw:frame><text:soft-page-break/></text:p>
        <text:p text:style-name="P37"/>
        <text:p text:style-name="P37">tenemos un error tipo </text:p>
        <text:p text:style-name="P37"><text:soft-page-break/>-assert expected Google to equal Googlee <text:s/></text:p>
        <text:p text:style-name="P37">donde se espera que la respuesta tenga la etiqueta Googlee </text:p>
        <text:p text:style-name="P37"/>
        <text:p text:style-name="P37">Si cambiamos de nuevo “Googlee” a “Google” lo escrito <text:s/>vemos que la corrida es satisfactoria:</text:p>
        <text:p text:style-name="P37"/>
        <text:p text:style-name="P37"><draw:frame draw:style-name="fr1" draw:name="graphics24" text:anchor-type="paragraph" svg:width="16.603cm" svg:height="12.34cm" draw:z-index="23"><draw:image xlink:href="Pictures/2000000700004FB000003B3ADDF084CA.svm" xlink:type="simple" xlink:show="embed" xlink:actuate="onLoad"/></draw:frame></text:p>
        <text:p text:style-name="P37">-assert expected Google to equal Google </text:p>
        <text:p text:style-name="P37"/>
        <text:list xml:id="list38312543" text:continue-list="list3093095952055968186" text:style-name="L1">
          <text:list-item>
            <text:p text:style-name="P52">Desarrollo de la vista en HTML con un formulario que contenga campos de correo electrónico, contraseña y repetición de la contraseña.</text:p>
          </text:list-item>
        </text:list>
        <text:p text:style-name="P37">Para ello desarrollamos el siguiente código HTML en el IDE de visual code:</text:p>
        <text:p text:style-name="P8"/>
        <text:p text:style-name="P8">archivo: index.html</text:p>
        <text:p text:style-name="P34"><text:span text:style-name="T15">&lt;!</text:span><text:span text:style-name="T11">DOCTYPE</text:span><text:span text:style-name="T5"> </text:span><text:span text:style-name="T13">html</text:span><text:span text:style-name="T15">&gt;</text:span></text:p>
        <text:p text:style-name="P19"><text:span text:style-name="T39">&lt;</text:span><text:span text:style-name="T20">html</text:span> <text:span text:style-name="T22">lang</text:span>=<text:span text:style-name="T24">"es"</text:span><text:span text:style-name="T39">&gt;</text:span></text:p>
        <text:p text:style-name="P19"><text:span text:style-name="T39">&lt;</text:span><text:span text:style-name="T20">head</text:span><text:span text:style-name="T39">&gt;</text:span></text:p>
        <text:p text:style-name="P21">    <text:span text:style-name="T40">&lt;</text:span><text:span text:style-name="T21">meta</text:span><text:span text:style-name="T28"> </text:span><text:span text:style-name="T23">charset</text:span><text:span text:style-name="T28">=</text:span><text:span text:style-name="T25">"UTF-8"</text:span><text:span text:style-name="T40">&gt;</text:span></text:p>
        <text:p text:style-name="P21">    <text:span text:style-name="T40">&lt;</text:span><text:span text:style-name="T21">meta</text:span><text:span text:style-name="T28"> </text:span><text:span text:style-name="T23">name</text:span><text:span text:style-name="T28">=</text:span><text:span text:style-name="T25">"viewport"</text:span><text:span text:style-name="T28"> </text:span><text:span text:style-name="T23">content</text:span><text:span text:style-name="T28">=</text:span><text:span text:style-name="T25">"width=device-width, initial-scale=1.0"</text:span><text:span text:style-name="T40">&gt;</text:span></text:p>
        <text:p text:style-name="P21"><text:soft-page-break/>    <text:span text:style-name="T40">&lt;</text:span><text:span text:style-name="T21">title</text:span><text:span text:style-name="T40">&gt;</text:span><text:span text:style-name="T28">Registro de Usuario</text:span><text:span text:style-name="T40">&lt;/</text:span><text:span text:style-name="T21">title</text:span><text:span text:style-name="T40">&gt;</text:span></text:p>
        <text:p text:style-name="P21">    <text:span text:style-name="T40">&lt;</text:span><text:span text:style-name="T21">link</text:span><text:span text:style-name="T28"> </text:span><text:span text:style-name="T23">rel</text:span><text:span text:style-name="T28">=</text:span><text:span text:style-name="T25">"stylesheet"</text:span><text:span text:style-name="T28"> </text:span><text:span text:style-name="T23">href</text:span><text:span text:style-name="T28">=</text:span><text:span text:style-name="T25">"style.css"</text:span><text:span text:style-name="T40">&gt;</text:span></text:p>
        <text:p text:style-name="P19"><text:span text:style-name="T39">&lt;/</text:span><text:span text:style-name="T20">head</text:span><text:span text:style-name="T39">&gt;</text:span></text:p>
        <text:p text:style-name="P19"><text:span text:style-name="T39">&lt;</text:span><text:span text:style-name="T20">body</text:span><text:span text:style-name="T39">&gt;</text:span></text:p>
        <text:p text:style-name="P21">    <text:span text:style-name="T40">&lt;</text:span><text:span text:style-name="T21">h2</text:span><text:span text:style-name="T40">&gt;</text:span><text:span text:style-name="T28">Registro de Cuenta</text:span><text:span text:style-name="T40">&lt;/</text:span><text:span text:style-name="T21">h2</text:span><text:span text:style-name="T40">&gt;</text:span></text:p>
        <text:p text:style-name="P21">    <text:span text:style-name="T40">&lt;</text:span><text:span text:style-name="T21">form</text:span><text:span text:style-name="T28"> </text:span><text:span text:style-name="T23">id</text:span><text:span text:style-name="T28">=</text:span><text:span text:style-name="T25">"registroForm"</text:span><text:span text:style-name="T40">&gt;</text:span></text:p>
        <text:p text:style-name="P21">        <text:span text:style-name="T40">&lt;</text:span><text:span text:style-name="T21">label</text:span><text:span text:style-name="T28"> </text:span><text:span text:style-name="T23">for</text:span><text:span text:style-name="T28">=</text:span><text:span text:style-name="T25">"email"</text:span><text:span text:style-name="T40">&gt;</text:span><text:span text:style-name="T28">Correo Electrónico:</text:span><text:span text:style-name="T40">&lt;/</text:span><text:span text:style-name="T21">label</text:span><text:span text:style-name="T40">&gt;</text:span></text:p>
        <text:p text:style-name="P21">        <text:span text:style-name="T40">&lt;</text:span><text:span text:style-name="T21">input</text:span><text:span text:style-name="T28"> </text:span><text:span text:style-name="T23">type</text:span><text:span text:style-name="T28">=</text:span><text:span text:style-name="T25">"email"</text:span><text:span text:style-name="T28"> </text:span><text:span text:style-name="T23">id</text:span><text:span text:style-name="T28">=</text:span><text:span text:style-name="T25">"email"</text:span><text:span text:style-name="T28"> </text:span><text:span text:style-name="T23">required</text:span><text:span text:style-name="T40">&gt;&lt;</text:span><text:span text:style-name="T21">br</text:span><text:span text:style-name="T40">&gt;</text:span></text:p>
        <text:p text:style-name="P22"/>
        <text:p text:style-name="P21">        <text:span text:style-name="T40">&lt;</text:span><text:span text:style-name="T21">label</text:span><text:span text:style-name="T28"> </text:span><text:span text:style-name="T23">for</text:span><text:span text:style-name="T28">=</text:span><text:span text:style-name="T25">"password"</text:span><text:span text:style-name="T40">&gt;</text:span><text:span text:style-name="T28">Contraseña:</text:span><text:span text:style-name="T40">&lt;/</text:span><text:span text:style-name="T21">label</text:span><text:span text:style-name="T40">&gt;</text:span></text:p>
        <text:p text:style-name="P21">        <text:span text:style-name="T40">&lt;</text:span><text:span text:style-name="T21">input</text:span><text:span text:style-name="T28"> </text:span><text:span text:style-name="T23">type</text:span><text:span text:style-name="T28">=</text:span><text:span text:style-name="T25">"password"</text:span><text:span text:style-name="T28"> </text:span><text:span text:style-name="T23">id</text:span><text:span text:style-name="T28">=</text:span><text:span text:style-name="T25">"password"</text:span><text:span text:style-name="T28"> </text:span><text:span text:style-name="T23">required</text:span><text:span text:style-name="T40">&gt;&lt;</text:span><text:span text:style-name="T21">br</text:span><text:span text:style-name="T40">&gt;</text:span></text:p>
        <text:p text:style-name="P22"/>
        <text:p text:style-name="P21">        <text:span text:style-name="T40">&lt;</text:span><text:span text:style-name="T21">label</text:span><text:span text:style-name="T28"> </text:span><text:span text:style-name="T23">for</text:span><text:span text:style-name="T28">=</text:span><text:span text:style-name="T25">"confirmPassword"</text:span><text:span text:style-name="T40">&gt;</text:span><text:span text:style-name="T28">Repetir Contraseña:</text:span><text:span text:style-name="T40">&lt;/</text:span><text:span text:style-name="T21">label</text:span><text:span text:style-name="T40">&gt;</text:span></text:p>
        <text:p text:style-name="P21">        <text:span text:style-name="T40">&lt;</text:span><text:span text:style-name="T21">input</text:span><text:span text:style-name="T28"> </text:span><text:span text:style-name="T23">type</text:span><text:span text:style-name="T28">=</text:span><text:span text:style-name="T25">"password"</text:span><text:span text:style-name="T28"> </text:span><text:span text:style-name="T23">id</text:span><text:span text:style-name="T28">=</text:span><text:span text:style-name="T25">"confirmPassword"</text:span><text:span text:style-name="T28"> </text:span><text:span text:style-name="T23">required</text:span><text:span text:style-name="T40">&gt;&lt;</text:span><text:span text:style-name="T21">br</text:span><text:span text:style-name="T40">&gt;</text:span></text:p>
        <text:p text:style-name="P22"/>
        <text:p text:style-name="P21">        <text:span text:style-name="T40">&lt;</text:span><text:span text:style-name="T21">button</text:span><text:span text:style-name="T28"> </text:span><text:span text:style-name="T23">type</text:span><text:span text:style-name="T28">=</text:span><text:span text:style-name="T25">"submit"</text:span><text:span text:style-name="T40">&gt;</text:span><text:span text:style-name="T28">Registrar</text:span><text:span text:style-name="T40">&lt;/</text:span><text:span text:style-name="T21">button</text:span><text:span text:style-name="T40">&gt;</text:span></text:p>
        <text:p text:style-name="P21">    <text:span text:style-name="T40">&lt;/</text:span><text:span text:style-name="T21">form</text:span><text:span text:style-name="T40">&gt;</text:span></text:p>
        <text:p text:style-name="P22"/>
        <text:p text:style-name="P21">    <text:span text:style-name="T40">&lt;</text:span><text:span text:style-name="T21">p</text:span><text:span text:style-name="T28"> </text:span><text:span text:style-name="T23">id</text:span><text:span text:style-name="T28">=</text:span><text:span text:style-name="T25">"mensaje"</text:span><text:span text:style-name="T40">&gt;&lt;/</text:span><text:span text:style-name="T21">p</text:span><text:span text:style-name="T40">&gt;</text:span></text:p>
        <text:p text:style-name="P22"/>
        <text:p text:style-name="P21">    <text:span text:style-name="T40">&lt;</text:span><text:span text:style-name="T21">script</text:span><text:span text:style-name="T33"> </text:span><text:span text:style-name="T23">src</text:span><text:span text:style-name="T33">=</text:span><text:span text:style-name="T25">"app.js"</text:span><text:span text:style-name="T40">&gt;&lt;/</text:span><text:span text:style-name="T21">script</text:span><text:span text:style-name="T40">&gt;</text:span></text:p>
        <text:p text:style-name="P19"><text:span text:style-name="T39">&lt;/</text:span><text:span text:style-name="T20">body</text:span><text:span text:style-name="T39">&gt;</text:span></text:p>
        <text:p text:style-name="P19"><text:span text:style-name="T39">&lt;/</text:span><text:span text:style-name="T20">html</text:span><text:span text:style-name="T39">&gt;</text:span></text:p>
        <text:p text:style-name="P19"/>
        <text:p text:style-name="P8">y el archivo javascript</text:p>
        <text:p text:style-name="P8">app.js</text:p>
        <text:p text:style-name="P8"/>
        <text:p text:style-name="P15"><text:span text:style-name="T13">document</text:span><text:span text:style-name="T5">.</text:span><text:span text:style-name="T7">getElementById</text:span><text:span text:style-name="T5">(</text:span><text:span text:style-name="T9">"registroForm"</text:span><text:span text:style-name="T5">).</text:span><text:span text:style-name="T7">addEventListener</text:span><text:span text:style-name="T5">(</text:span><text:span text:style-name="T9">"submit"</text:span><text:span text:style-name="T5">, </text:span><text:span text:style-name="T11">function</text:span><text:span text:style-name="T5"> (</text:span><text:span text:style-name="T13">event</text:span><text:span text:style-name="T5">) {</text:span></text:p>
        <text:p text:style-name="P21">    <text:span text:style-name="T23">event</text:span><text:span text:style-name="T28">.</text:span><text:span text:style-name="T35">preventDefault</text:span><text:span text:style-name="T28">();</text:span></text:p>
        <text:p text:style-name="P22"/>
        <text:p text:style-name="P21">    <text:span text:style-name="T21">const</text:span><text:span text:style-name="T28"> </text:span><text:span text:style-name="T41">email</text:span><text:span text:style-name="T28"> </text:span><text:span text:style-name="T33">=</text:span><text:span text:style-name="T28"> </text:span><text:span text:style-name="T23">document</text:span><text:span text:style-name="T28">.</text:span><text:span text:style-name="T35">getElementById</text:span><text:span text:style-name="T28">(</text:span><text:span text:style-name="T25">"email"</text:span><text:span text:style-name="T28">).</text:span><text:span text:style-name="T23">value</text:span><text:span text:style-name="T28">.</text:span><text:span text:style-name="T35">trim</text:span><text:span text:style-name="T28">();</text:span></text:p>
        <text:p text:style-name="P21">    <text:span text:style-name="T21">const</text:span><text:span text:style-name="T28"> </text:span><text:span text:style-name="T41">password</text:span><text:span text:style-name="T28"> </text:span><text:span text:style-name="T33">=</text:span><text:span text:style-name="T28"> </text:span><text:span text:style-name="T23">document</text:span><text:span text:style-name="T28">.</text:span><text:span text:style-name="T35">getElementById</text:span><text:span text:style-name="T28">(</text:span><text:span text:style-name="T25">"password"</text:span><text:span text:style-name="T28">).</text:span><text:span text:style-name="T23">value</text:span><text:span text:style-name="T28">.</text:span><text:span text:style-name="T35">trim</text:span><text:span text:style-name="T28">();</text:span></text:p>
        <text:p text:style-name="P21">    <text:span text:style-name="T21">const</text:span><text:span text:style-name="T28"> </text:span><text:span text:style-name="T41">confirmPassword</text:span><text:span text:style-name="T28"> </text:span><text:span text:style-name="T33">=</text:span><text:span text:style-name="T28"> </text:span><text:span text:style-name="T23">document</text:span><text:span text:style-name="T28">.</text:span><text:span text:style-name="T35">getElementById</text:span><text:span text:style-name="T28">(</text:span><text:span text:style-name="T25">"confirmPassword"</text:span><text:span text:style-name="T28">).</text:span><text:span text:style-name="T23">value</text:span><text:span text:style-name="T28">.</text:span><text:span text:style-name="T35">trim</text:span><text:span text:style-name="T28">();</text:span></text:p>
        <text:p text:style-name="P21">    <text:span text:style-name="T21">const</text:span><text:span text:style-name="T28"> </text:span><text:span text:style-name="T41">mensaje</text:span><text:span text:style-name="T28"> </text:span><text:span text:style-name="T33">=</text:span><text:span text:style-name="T28"> </text:span><text:span text:style-name="T23">document</text:span><text:span text:style-name="T28">.</text:span><text:span text:style-name="T35">getElementById</text:span><text:span text:style-name="T28">(</text:span><text:span text:style-name="T25">"mensaje"</text:span><text:span text:style-name="T28">);</text:span></text:p>
        <text:p text:style-name="P22"/>
        <text:p text:style-name="P21">    <text:span text:style-name="T36">if</text:span><text:span text:style-name="T28"> (</text:span><text:span text:style-name="T41">email</text:span><text:span text:style-name="T28"> </text:span><text:span text:style-name="T33">===</text:span><text:span text:style-name="T28"> </text:span><text:span text:style-name="T25">""</text:span><text:span text:style-name="T28"> </text:span><text:span text:style-name="T33">||</text:span><text:span text:style-name="T28"> </text:span><text:span text:style-name="T41">password</text:span><text:span text:style-name="T28"> </text:span><text:span text:style-name="T33">===</text:span><text:span text:style-name="T28"> </text:span><text:span text:style-name="T25">""</text:span><text:span text:style-name="T28"> </text:span><text:span text:style-name="T33">||</text:span><text:span text:style-name="T28"> </text:span><text:span text:style-name="T41">confirmPassword</text:span><text:span text:style-name="T28"> </text:span><text:span text:style-name="T33">===</text:span><text:span text:style-name="T28"> </text:span><text:span text:style-name="T25">""</text:span><text:span text:style-name="T28">) {</text:span></text:p>
        <text:p text:style-name="P21">        <text:span text:style-name="T41">mensaje</text:span><text:span text:style-name="T28">.</text:span><text:span text:style-name="T23">innerText</text:span><text:span text:style-name="T28"> </text:span><text:span text:style-name="T33">=</text:span><text:span text:style-name="T28"> </text:span><text:span text:style-name="T25">"Todos los campos son obligatorios."</text:span><text:span text:style-name="T28">;</text:span></text:p>
        <text:p text:style-name="P21">        <text:span text:style-name="T36">return</text:span><text:span text:style-name="T28">;</text:span></text:p>
        <text:p text:style-name="P21">    <text:span text:style-name="T28">}</text:span></text:p>
        <text:p text:style-name="P22"/>
        <text:p text:style-name="P21">    <text:span text:style-name="T36">if</text:span><text:span text:style-name="T28"> (</text:span><text:span text:style-name="T41">password</text:span><text:span text:style-name="T28">.</text:span><text:span text:style-name="T23">length</text:span><text:span text:style-name="T28"> </text:span><text:span text:style-name="T33">&lt;</text:span><text:span text:style-name="T28"> </text:span><text:span text:style-name="T37">6</text:span><text:span text:style-name="T28">) {</text:span></text:p>
        <text:p text:style-name="P21">        <text:span text:style-name="T41">mensaje</text:span><text:span text:style-name="T28">.</text:span><text:span text:style-name="T23">innerText</text:span><text:span text:style-name="T28"> </text:span><text:span text:style-name="T33">=</text:span><text:span text:style-name="T28"> </text:span><text:span text:style-name="T25">"La contraseña debe tener al menos 6 caracteres."</text:span><text:span text:style-name="T28">;</text:span></text:p>
        <text:p text:style-name="P21">        <text:span text:style-name="T36">return</text:span><text:span text:style-name="T28">;</text:span></text:p>
        <text:p text:style-name="P21">    <text:span text:style-name="T28">}</text:span></text:p>
        <text:p text:style-name="P22"/>
        <text:p text:style-name="P21">    <text:span text:style-name="T36">if</text:span><text:span text:style-name="T28"> (</text:span><text:span text:style-name="T41">password</text:span><text:span text:style-name="T28"> </text:span><text:span text:style-name="T33">!==</text:span><text:span text:style-name="T28"> </text:span><text:span text:style-name="T41">confirmPassword</text:span><text:span text:style-name="T28">) {</text:span></text:p>
        <text:p text:style-name="P21">        <text:span text:style-name="T41">mensaje</text:span><text:span text:style-name="T28">.</text:span><text:span text:style-name="T23">innerText</text:span><text:span text:style-name="T28"> </text:span><text:span text:style-name="T33">=</text:span><text:span text:style-name="T28"> </text:span><text:span text:style-name="T25">"Las contraseñas no coinciden."</text:span><text:span text:style-name="T28">;</text:span></text:p>
        <text:p text:style-name="P21">        <text:span text:style-name="T36">return</text:span><text:span text:style-name="T28">;</text:span></text:p>
        <text:p text:style-name="P21">    <text:span text:style-name="T28">}</text:span></text:p>
        <text:p text:style-name="P22"><text:soft-page-break/></text:p>
        <text:p text:style-name="P21">    <text:span text:style-name="T41">mensaje</text:span><text:span text:style-name="T28">.</text:span><text:span text:style-name="T23">innerText</text:span><text:span text:style-name="T28"> </text:span><text:span text:style-name="T33">=</text:span><text:span text:style-name="T28"> </text:span><text:span text:style-name="T25">"Registro exitoso."</text:span><text:span text:style-name="T28">;</text:span></text:p>
        <text:p text:style-name="P19">});</text:p>
        <text:p text:style-name="P19"/>
        <text:p text:style-name="P8">captura de pantallas archivos html y js</text:p>
        <text:p text:style-name="P8"/>
        <text:p text:style-name="P8"/>
        <text:p text:style-name="P8"/>
        <text:p text:style-name="P8"/>
        <text:p text:style-name="P8"/>
        <text:p text:style-name="P8">index.html</text:p>
        <text:p text:style-name="P8"><draw:frame draw:style-name="fr2" draw:name="graphics25" text:anchor-type="paragraph" svg:width="17cm" svg:height="10.315cm" draw:z-index="24"><draw:image xlink:href="Pictures/200000070000742C0000467E3B3B203B.svm" xlink:type="simple" xlink:show="embed" xlink:actuate="onLoad"/></draw:frame></text:p>
        <text:p text:style-name="P8"/>
        <text:p text:style-name="P8">app.js</text:p>
        <text:p text:style-name="P8"><draw:frame draw:style-name="fr2" draw:name="graphics26" text:anchor-type="paragraph" svg:width="17cm" svg:height="8.5cm" draw:z-index="25"><draw:image xlink:href="Pictures/2000000700007EB700003F5CD4EB823C.svm" xlink:type="simple" xlink:show="embed" xlink:actuate="onLoad"/></draw:frame><text:soft-page-break/></text:p>
        <text:p text:style-name="P8"/>
        <text:p text:style-name="P8"/>
        <text:p text:style-name="P8"/>
        <text:p text:style-name="P8"/>
        <text:p text:style-name="P7"/>
        <text:list xml:id="list38322908" text:continue-numbering="true" text:style-name="L1">
          <text:list-item>
            <text:p text:style-name="P56">Desarrollar los pasos siguiendo el ciclo TDD para implementar cada característica.</text:p>
          </text:list-item>
        </text:list>
        <text:h text:style-name="P33" text:outline-level="3"><text:span text:style-name="Strong_20_Emphasis"><text:tab/>Resumen del ciclo TDD</text:span></text:h>
        <text:p text:style-name="Text_20_body"><text:span text:style-name="Strong_20_Emphasis"><text:tab/><text:tab/></text:span><text:span text:style-name="Strong_20_Emphasis"><text:span text:style-name="T42">Rojo</text:span></text:span>: Escribir un test que falle porque la funcionalidad aún no existe.<text:line-break/><text:tab/><text:tab/><text:span text:style-name="Strong_20_Emphasis"><text:span text:style-name="T43">Verde</text:span></text:span>: Escribir el código mínimo para que el test pase.<text:line-break/><text:tab/><text:tab/><text:span text:style-name="Strong_20_Emphasis"><text:span text:style-name="T44">Refactor</text:span></text:span>: Mejorar el código sin cambiar su comportamiento.</text:p>
        <text:p text:style-name="P36"/>
        <text:p text:style-name="P37">Vamos a crear al archivo de test que llamaremos test-index-html.cy.js con los elementos básicos para enlazar cypress con el navegador, aqui tenemos el código:</text:p>
        <text:p text:style-name="P8"/>
        <text:p text:style-name="P8">archivo: test-index-html.cy.js</text:p>
        <text:p text:style-name="P17"><text:span text:style-name="T34">describe</text:span>(<text:span text:style-name="T24">"test_TDD_test_driven_development"</text:span>, () <text:span text:style-name="T20">=&gt;</text:span> {</text:p>
        <text:p text:style-name="P21">    <text:span text:style-name="T35">beforeEach</text:span><text:span text:style-name="T28">(() </text:span><text:span text:style-name="T21">=&gt;</text:span><text:span text:style-name="T28"> {</text:span></text:p>
        <text:p text:style-name="P21">        <text:span text:style-name="T23">cy</text:span><text:span text:style-name="T28">.</text:span><text:span text:style-name="T35">visit</text:span><text:span text:style-name="T28">(</text:span><text:span text:style-name="T25">"http://127.0.0.1:5500/index.html"</text:span><text:span text:style-name="T28">); </text:span><text:span text:style-name="T31">// Asegúrate de usar tu ruta local</text:span></text:p>
        <text:p text:style-name="P21">    <text:span text:style-name="T28">});</text:span></text:p>
        <text:p text:style-name="P19">});</text:p>
        <text:p text:style-name="P20"/>
        <text:p text:style-name="P37"/>
        <text:p text:style-name="P37">Captura en visual code:</text:p>
        <text:p text:style-name="P37"><draw:frame draw:style-name="fr1" draw:name="graphics27" text:anchor-type="paragraph" svg:width="16.603cm" svg:height="8.865cm" draw:z-index="26"><draw:image xlink:href="Pictures/20000007000078680000404A31D4B74F.svm" xlink:type="simple" xlink:show="embed" xlink:actuate="onLoad"/></draw:frame><text:soft-page-break/></text:p>
        <text:p text:style-name="P37">recuerda usar tu puerto para el navegador para que cypress pueda conseguir el archivo a testear.</text:p>
        <text:p text:style-name="P37">En este caso el puerto es <text:a xlink:type="simple" xlink:href="http://127.0.0.1:5500/" text:style-name="Internet_20_link" text:visited-style-name="Visited_20_Internet_20_Link">http://127.0.0.1:5500</text:a> (una dirección local) NOTA: AQUI PODEMOS UTILIZAR LA DIRECCIÓN URL PARA HACER UNA PRUEBA EN CUALQUIER SITIO DE INTERNET QUE QUERAMOS TESTEAR, CUANDO ESTEMOS DESARROLLANDO NUESTRO SITIO WEB)</text:p>
        <text:p text:style-name="P38"><text:span text:style-name="T16">si no funciona, copiamos la dirección directa que nos da open with live server de visual code, la url, en este caso </text:span><text:span text:style-name="T27">http://127.0.0.1:5500/cypress/e2e/index.html</text:span></text:p>
        <text:p text:style-name="P37"/>
        <text:p text:style-name="P37">y el la página cypress debemos ver el programa index.html corriendo, veamos:</text:p>
        <text:p text:style-name="P37"/>
        <text:p text:style-name="P8"><draw:frame draw:style-name="fr2" draw:name="graphics29" text:anchor-type="paragraph" svg:width="17cm" svg:height="13.099cm" draw:z-index="27"><draw:image xlink:href="Pictures/2000000700006F35000055AF70A87446.svm" xlink:type="simple" xlink:show="embed" xlink:actuate="onLoad"/></draw:frame><text:soft-page-break/></text:p>
        <text:p text:style-name="P37"/>
        <text:p text:style-name="P37"><text:tab/><text:span text:style-name="T42">Corremos el primer paso TDD</text:span>: que falle porque la funcionalidad aún no existe.</text:p>
        <text:p text:style-name="P37"/>
        <text:p text:style-name="P8"><draw:frame draw:style-name="fr1" draw:name="graphics30" text:anchor-type="paragraph" svg:width="11.317cm" svg:height="5.405cm" draw:z-index="28"><draw:image xlink:href="Pictures/2000000700004CE6000035A59026E56A.svm" xlink:type="simple" xlink:show="embed" xlink:actuate="onLoad"/></draw:frame></text:p>
        <text:p text:style-name="P8"/>
        <text:p text:style-name="P8"/>
        <text:p text:style-name="P8"/>
        <text:p text:style-name="P8">El código es el siguiente:</text:p>
        <text:p text:style-name="P8"/>
        <text:p text:style-name="P17"><text:soft-page-break/><text:span text:style-name="T34">describe</text:span>(<text:span text:style-name="T24">"test_TDD_test_driven_development"</text:span>, () <text:span text:style-name="T20">=&gt;</text:span> {</text:p>
        <text:p text:style-name="P19"/>
        <text:p text:style-name="P19">});</text:p>
        <text:p text:style-name="P37"/>
        <text:p text:style-name="P37"><text:tab/><text:span text:style-name="Strong_20_Emphasis"><text:span text:style-name="T43">Verde</text:span></text:span>: Escribir el código mínimo para que el test pase.</text:p>
        <text:p text:style-name="P37"/>
        <text:p text:style-name="P35"><text:span text:style-name="T34">describe</text:span>(<text:span text:style-name="T24">"test_TDD_test_driven_development"</text:span>, () <text:span text:style-name="T20">=&gt;</text:span> {</text:p>
        <text:p text:style-name="P21">    <text:span text:style-name="T35">it</text:span><text:span text:style-name="T28">(</text:span><text:span text:style-name="T25">'Busca titulo de la página en index.html'</text:span><text:span text:style-name="T28">,()</text:span><text:span text:style-name="T21">=&gt;</text:span><text:span text:style-name="T28">{</text:span></text:p>
        <text:p text:style-name="P27">//                      cy.visit("http://127.0.0.1:5500/index.html"); // Asegúrate de usar tu ruta local</text:p>
        <text:p text:style-name="P21">        <text:span text:style-name="T23">cy</text:span><text:span text:style-name="T28">.</text:span><text:span text:style-name="T35">visit</text:span><text:span text:style-name="T28">(</text:span><text:span text:style-name="T25">'http://127.0.0.1:5500/cypress/e2e/index.html'</text:span><text:span text:style-name="T28">); </text:span><text:span text:style-name="T31">// sino utiliza la de cypress</text:span></text:p>
        <text:p text:style-name="P27"/>
        <text:p text:style-name="P21">    <text:span text:style-name="T28">})</text:span></text:p>
        <text:p text:style-name="P19">});</text:p>
        <text:p text:style-name="P37"/>
        <text:p text:style-name="P37">y la captura de pantalla para el correspondiente código:</text:p>
        <text:p text:style-name="P37"/>
        <text:p text:style-name="P37"><draw:frame draw:style-name="fr1" draw:name="graphics28" text:anchor-type="paragraph" svg:width="14.3cm" svg:height="8.89cm" draw:z-index="29"><draw:image xlink:href="Pictures/200000070000730800003D9AC915A7E8.svm" xlink:type="simple" xlink:show="embed" xlink:actuate="onLoad"/></draw:frame></text:p>
        <text:p text:style-name="P37"/>
        <text:p text:style-name="P37"/>
        <text:p text:style-name="P37"/>
        <text:p text:style-name="P37"/>
        <text:p text:style-name="P37"/>
        <text:p text:style-name="P37"/>
        <text:p text:style-name="P37"/>
        <text:list xml:id="list38304195" text:continue-numbering="true" text:style-name="L1">
          <text:list-item>
            <text:p text:style-name="P52"><text:soft-page-break/>Desarrollo de la lógica en JavaScript para el cumplimiento del test en cada iteración.</text:p>
          </text:list-item>
        </text:list>
        <text:p text:style-name="P36"/>
        <text:p text:style-name="P37">Para lograr esta pregunta vamos a utilizar nuestro código en javascript para cumplir cada iteración. Tenemos nuestro archivo registro.cy.js cypress para validar los datos como sigue:</text:p>
        <text:p text:style-name="P37"/>
        <text:p text:style-name="P17"><text:span text:style-name="T34">describe</text:span>(<text:span text:style-name="T24">"Registro de usuario"</text:span>, () <text:span text:style-name="T20">=&gt;</text:span> {</text:p>
        <text:p text:style-name="P21">    <text:span text:style-name="T35">beforeEach</text:span><text:span text:style-name="T28">(() </text:span><text:span text:style-name="T21">=&gt;</text:span><text:span text:style-name="T28"> {</text:span></text:p>
        <text:p text:style-name="P21">        <text:span text:style-name="T23">cy</text:span><text:span text:style-name="T28">.</text:span><text:span text:style-name="T35">visit</text:span><text:span text:style-name="T28">(</text:span><text:span text:style-name="T25">"http://127.0.0.1:5500/index.html"</text:span><text:span text:style-name="T28">); </text:span><text:span text:style-name="T31">// Asegúrate de usar tu ruta local</text:span></text:p>
        <text:p text:style-name="P21">    <text:span text:style-name="T28">});</text:span></text:p>
        <text:p text:style-name="P22"/>
        <text:p text:style-name="P21">    <text:span text:style-name="T35">it</text:span><text:span text:style-name="T28">(</text:span><text:span text:style-name="T25">"Debe mostrar error si los campos están vacíos"</text:span><text:span text:style-name="T28">, () </text:span><text:span text:style-name="T21">=&gt;</text:span><text:span text:style-name="T28"> {</text:span></text:p>
        <text:p text:style-name="P21">        <text:span text:style-name="T23">cy</text:span><text:span text:style-name="T28">.</text:span><text:span text:style-name="T35">get</text:span><text:span text:style-name="T28">(</text:span><text:span text:style-name="T25">"button"</text:span><text:span text:style-name="T28">).</text:span><text:span text:style-name="T35">click</text:span><text:span text:style-name="T28">();</text:span></text:p>
        <text:p text:style-name="P21">        <text:span text:style-name="T23">cy</text:span><text:span text:style-name="T28">.</text:span><text:span text:style-name="T35">get</text:span><text:span text:style-name="T28">(</text:span><text:span text:style-name="T25">"#mensaje"</text:span><text:span text:style-name="T28">).</text:span><text:span text:style-name="T35">should</text:span><text:span text:style-name="T28">(</text:span><text:span text:style-name="T25">"have.text"</text:span><text:span text:style-name="T28">, </text:span><text:span text:style-name="T25">"Todos los campos son obligatorios."</text:span><text:span text:style-name="T28">);</text:span></text:p>
        <text:p text:style-name="P21">    <text:span text:style-name="T28">});</text:span></text:p>
        <text:p text:style-name="P22"/>
        <text:p text:style-name="P21">    <text:span text:style-name="T35">it</text:span><text:span text:style-name="T28">(</text:span><text:span text:style-name="T25">"Debe mostrar error si la contraseña tiene menos de 6 caracteres"</text:span><text:span text:style-name="T28">, () </text:span><text:span text:style-name="T21">=&gt;</text:span><text:span text:style-name="T28"> {</text:span></text:p>
        <text:p text:style-name="P21">        <text:span text:style-name="T23">cy</text:span><text:span text:style-name="T28">.</text:span><text:span text:style-name="T35">get</text:span><text:span text:style-name="T28">(</text:span><text:span text:style-name="T25">"#email"</text:span><text:span text:style-name="T28">).</text:span><text:span text:style-name="T35">type</text:span><text:span text:style-name="T28">(</text:span><text:span text:style-name="T25">"test@example.com"</text:span><text:span text:style-name="T28">);</text:span></text:p>
        <text:p text:style-name="P21">        <text:span text:style-name="T23">cy</text:span><text:span text:style-name="T28">.</text:span><text:span text:style-name="T35">get</text:span><text:span text:style-name="T28">(</text:span><text:span text:style-name="T25">"#password"</text:span><text:span text:style-name="T28">).</text:span><text:span text:style-name="T35">type</text:span><text:span text:style-name="T28">(</text:span><text:span text:style-name="T25">"12345"</text:span><text:span text:style-name="T28">);</text:span></text:p>
        <text:p text:style-name="P21">        <text:span text:style-name="T23">cy</text:span><text:span text:style-name="T28">.</text:span><text:span text:style-name="T35">get</text:span><text:span text:style-name="T28">(</text:span><text:span text:style-name="T25">"#confirmPassword"</text:span><text:span text:style-name="T28">).</text:span><text:span text:style-name="T35">type</text:span><text:span text:style-name="T28">(</text:span><text:span text:style-name="T25">"12345"</text:span><text:span text:style-name="T28">);</text:span></text:p>
        <text:p text:style-name="P21">        <text:span text:style-name="T23">cy</text:span><text:span text:style-name="T28">.</text:span><text:span text:style-name="T35">get</text:span><text:span text:style-name="T28">(</text:span><text:span text:style-name="T25">"button"</text:span><text:span text:style-name="T28">).</text:span><text:span text:style-name="T35">click</text:span><text:span text:style-name="T28">();</text:span></text:p>
        <text:p text:style-name="P21">        <text:span text:style-name="T23">cy</text:span><text:span text:style-name="T28">.</text:span><text:span text:style-name="T35">get</text:span><text:span text:style-name="T28">(</text:span><text:span text:style-name="T25">"#mensaje"</text:span><text:span text:style-name="T28">).</text:span><text:span text:style-name="T35">should</text:span><text:span text:style-name="T28">(</text:span><text:span text:style-name="T25">"have.text"</text:span><text:span text:style-name="T28">, </text:span><text:span text:style-name="T25">"La contraseña debe tener al menos 6 caracteres."</text:span><text:span text:style-name="T28">);</text:span></text:p>
        <text:p text:style-name="P21">    <text:span text:style-name="T28">});</text:span></text:p>
        <text:p text:style-name="P22"/>
        <text:p text:style-name="P21">    <text:span text:style-name="T35">it</text:span><text:span text:style-name="T28">(</text:span><text:span text:style-name="T25">"Debe mostrar error si las contraseñas no coinciden"</text:span><text:span text:style-name="T28">, () </text:span><text:span text:style-name="T21">=&gt;</text:span><text:span text:style-name="T28"> {</text:span></text:p>
        <text:p text:style-name="P21">        <text:span text:style-name="T23">cy</text:span><text:span text:style-name="T28">.</text:span><text:span text:style-name="T35">get</text:span><text:span text:style-name="T28">(</text:span><text:span text:style-name="T25">"#email"</text:span><text:span text:style-name="T28">).</text:span><text:span text:style-name="T35">type</text:span><text:span text:style-name="T28">(</text:span><text:span text:style-name="T25">"test@example.com"</text:span><text:span text:style-name="T28">);</text:span></text:p>
        <text:p text:style-name="P21">        <text:span text:style-name="T23">cy</text:span><text:span text:style-name="T28">.</text:span><text:span text:style-name="T35">get</text:span><text:span text:style-name="T28">(</text:span><text:span text:style-name="T25">"#password"</text:span><text:span text:style-name="T28">).</text:span><text:span text:style-name="T35">type</text:span><text:span text:style-name="T28">(</text:span><text:span text:style-name="T25">"123456"</text:span><text:span text:style-name="T28">);</text:span></text:p>
        <text:p text:style-name="P21">        <text:span text:style-name="T23">cy</text:span><text:span text:style-name="T28">.</text:span><text:span text:style-name="T35">get</text:span><text:span text:style-name="T28">(</text:span><text:span text:style-name="T25">"#confirmPassword"</text:span><text:span text:style-name="T28">).</text:span><text:span text:style-name="T35">type</text:span><text:span text:style-name="T28">(</text:span><text:span text:style-name="T25">"abcdef"</text:span><text:span text:style-name="T28">);</text:span></text:p>
        <text:p text:style-name="P21">        <text:span text:style-name="T23">cy</text:span><text:span text:style-name="T28">.</text:span><text:span text:style-name="T35">get</text:span><text:span text:style-name="T28">(</text:span><text:span text:style-name="T25">"button"</text:span><text:span text:style-name="T28">).</text:span><text:span text:style-name="T35">click</text:span><text:span text:style-name="T28">();</text:span></text:p>
        <text:p text:style-name="P21">        <text:span text:style-name="T23">cy</text:span><text:span text:style-name="T28">.</text:span><text:span text:style-name="T35">get</text:span><text:span text:style-name="T28">(</text:span><text:span text:style-name="T25">"#mensaje"</text:span><text:span text:style-name="T28">).</text:span><text:span text:style-name="T35">should</text:span><text:span text:style-name="T28">(</text:span><text:span text:style-name="T25">"have.text"</text:span><text:span text:style-name="T28">, </text:span><text:span text:style-name="T25">"Las contraseñas no coinciden."</text:span><text:span text:style-name="T28">);</text:span></text:p>
        <text:p text:style-name="P21">    <text:span text:style-name="T28">});</text:span></text:p>
        <text:p text:style-name="P22"/>
        <text:p text:style-name="P21">    <text:span text:style-name="T35">it</text:span><text:span text:style-name="T28">(</text:span><text:span text:style-name="T25">"Debe registrar correctamente si todos los datos son correctos"</text:span><text:span text:style-name="T28">, () </text:span><text:span text:style-name="T21">=&gt;</text:span><text:span text:style-name="T28"> {</text:span></text:p>
        <text:p text:style-name="P21">        <text:span text:style-name="T23">cy</text:span><text:span text:style-name="T28">.</text:span><text:span text:style-name="T35">get</text:span><text:span text:style-name="T28">(</text:span><text:span text:style-name="T25">"#email"</text:span><text:span text:style-name="T28">).</text:span><text:span text:style-name="T35">type</text:span><text:span text:style-name="T28">(</text:span><text:span text:style-name="T25">"test@example.com"</text:span><text:span text:style-name="T28">);</text:span></text:p>
        <text:p text:style-name="P21">        <text:span text:style-name="T23">cy</text:span><text:span text:style-name="T28">.</text:span><text:span text:style-name="T35">get</text:span><text:span text:style-name="T28">(</text:span><text:span text:style-name="T25">"#password"</text:span><text:span text:style-name="T28">).</text:span><text:span text:style-name="T35">type</text:span><text:span text:style-name="T28">(</text:span><text:span text:style-name="T25">"123456"</text:span><text:span text:style-name="T28">);</text:span></text:p>
        <text:p text:style-name="P21">        <text:span text:style-name="T23">cy</text:span><text:span text:style-name="T28">.</text:span><text:span text:style-name="T35">get</text:span><text:span text:style-name="T28">(</text:span><text:span text:style-name="T25">"#confirmPassword"</text:span><text:span text:style-name="T28">).</text:span><text:span text:style-name="T35">type</text:span><text:span text:style-name="T28">(</text:span><text:span text:style-name="T25">"123456"</text:span><text:span text:style-name="T28">);</text:span></text:p>
        <text:p text:style-name="P21">        <text:span text:style-name="T23">cy</text:span><text:span text:style-name="T28">.</text:span><text:span text:style-name="T35">get</text:span><text:span text:style-name="T28">(</text:span><text:span text:style-name="T25">"button"</text:span><text:span text:style-name="T28">).</text:span><text:span text:style-name="T35">click</text:span><text:span text:style-name="T28">();</text:span></text:p>
        <text:p text:style-name="P21">        <text:span text:style-name="T23">cy</text:span><text:span text:style-name="T28">.</text:span><text:span text:style-name="T35">get</text:span><text:span text:style-name="T28">(</text:span><text:span text:style-name="T25">"#mensaje"</text:span><text:span text:style-name="T28">).</text:span><text:span text:style-name="T35">should</text:span><text:span text:style-name="T28">(</text:span><text:span text:style-name="T25">"have.text"</text:span><text:span text:style-name="T28">, </text:span><text:span text:style-name="T25">"Registro exitoso."</text:span><text:span text:style-name="T28">);</text:span></text:p>
        <text:p text:style-name="P21">    <text:span text:style-name="T28">});</text:span></text:p>
        <text:p text:style-name="P19">});</text:p>
        <text:p text:style-name="P37"/>
        <text:p text:style-name="P54">NOTA <text:span text:style-name="T45">IMPORTANTE: RECUERDE QUE PARA QUE CYPRESS PUEDA REALIZAR EL TEST DEBE ESTAR CORRIENDO EL ARCHIVO HTML EN LA VENTANA LIVE SERVER PARA QUE TOME ESTA COMO FOCO DEL TEST, O SINO UTILIZAR UN SERVIDOR APACHE EN EL MISMO TERMINAL COMO EL XAMP. TAMBIÉN TENIENDO LOS ARCHIVOS EN UN HOSTING CON UN DOMINIO Y PASARLE LA URL.</text:span></text:p>
        <text:p text:style-name="P37"><text:soft-page-break/></text:p>
        <text:p text:style-name="P58">Iteración 1: Campos vacíos (Archivo: registro.cy.js).</text:p>
        <text:p text:style-name="P43"><text:span text:style-name="T34">describe</text:span>(<text:span text:style-name="T24">"Registro de usuario"</text:span>, () <text:span text:style-name="T20">=&gt;</text:span> {</text:p>
        <text:p text:style-name="P21">    <text:span text:style-name="T35">beforeEach</text:span><text:span text:style-name="T28">(() </text:span><text:span text:style-name="T21">=&gt;</text:span><text:span text:style-name="T28"> {</text:span></text:p>
        <text:p text:style-name="P27">//        cy.visit("http://127.0.0.1:5500/index.html"); // Asegúrate de usar tu ruta local</text:p>
        <text:p text:style-name="P21">        <text:span text:style-name="T23">cy</text:span><text:span text:style-name="T28">.</text:span><text:span text:style-name="T35">visit</text:span><text:span text:style-name="T28">(</text:span><text:span text:style-name="T25">"http://127.0.0.1:5500/cypress/e2e/index.html"</text:span><text:span text:style-name="T28">); </text:span><text:span text:style-name="T31">// Asegúrate de usar tu ruta local</text:span></text:p>
        <text:p text:style-name="P21">  <text:span text:style-name="T28">});</text:span></text:p>
        <text:p text:style-name="P22"/>
        <text:p text:style-name="P21">    <text:span text:style-name="T35">it</text:span><text:span text:style-name="T28">(</text:span><text:span text:style-name="T25">"Debe registrar correctamente si todos los datos son correctos"</text:span><text:span text:style-name="T28">, () </text:span><text:span text:style-name="T21">=&gt;</text:span><text:span text:style-name="T28"> {</text:span></text:p>
        <text:p text:style-name="P21">        <text:span text:style-name="T23">cy</text:span><text:span text:style-name="T28">.</text:span><text:span text:style-name="T35">get</text:span><text:span text:style-name="T28">(</text:span><text:span text:style-name="T25">"button"</text:span><text:span text:style-name="T28">).</text:span><text:span text:style-name="T35">click</text:span><text:span text:style-name="T28">();</text:span></text:p>
        <text:p text:style-name="P21">        <text:span text:style-name="T23">cy</text:span><text:span text:style-name="T28">.</text:span><text:span text:style-name="T35">get</text:span><text:span text:style-name="T28">(</text:span><text:span text:style-name="T25">"#mensaje"</text:span><text:span text:style-name="T28">).</text:span><text:span text:style-name="T35">should</text:span><text:span text:style-name="T28">(</text:span><text:span text:style-name="T25">"have.text"</text:span><text:span text:style-name="T28">, </text:span><text:span text:style-name="T25">"Registro exitoso."</text:span><text:span text:style-name="T28">);</text:span></text:p>
        <text:p text:style-name="P21">    <text:span text:style-name="T28">});</text:span></text:p>
        <text:p text:style-name="P19">});</text:p>
        <text:p text:style-name="P58"/>
        <text:p text:style-name="P47">al salvar el código en visual code, inmediatamente cypress corre el test. Dando el siguiente resultado, vemos:</text:p>
        <text:p text:style-name="P47"/>
        <text:p text:style-name="P47"><draw:frame draw:style-name="fr3" draw:name="graphics31" text:anchor-type="paragraph" svg:width="16.228cm" svg:height="6.401cm" draw:z-index="30"><draw:image xlink:href="Pictures/200000070000767100004CCC333E3E45.svm" xlink:type="simple" xlink:show="embed" xlink:actuate="onLoad"/></draw:frame></text:p>
        <text:p text:style-name="P47">Aqui vemos un error AssertionError, falta un texto y muestra ' '</text:p>
        <text:p text:style-name="P47"/>
        <text:p text:style-name="P58">Iteración 2: Claves con menos de 6 caracteres (Archivo: registro.cy.js).</text:p>
        <text:p text:style-name="P43"><text:span text:style-name="T34">describe</text:span>(<text:span text:style-name="T24">"Registro de usuario"</text:span>, () <text:span text:style-name="T20">=&gt;</text:span> {</text:p>
        <text:p text:style-name="P21">    <text:span text:style-name="T35">beforeEach</text:span><text:span text:style-name="T28">(() </text:span><text:span text:style-name="T21">=&gt;</text:span><text:span text:style-name="T28"> {</text:span></text:p>
        <text:p text:style-name="P27">//        cy.visit("http://127.0.0.1:5500/index.html"); // Asegúrate de usar tu ruta local</text:p>
        <text:p text:style-name="P21">        <text:span text:style-name="T23">cy</text:span><text:span text:style-name="T28">.</text:span><text:span text:style-name="T35">visit</text:span><text:span text:style-name="T28">(</text:span><text:span text:style-name="T25">"http://127.0.0.1:5500/cypress/e2e/index.html"</text:span><text:span text:style-name="T28">); </text:span><text:span text:style-name="T31">// Asegúrate de usar tu ruta local</text:span></text:p>
        <text:p text:style-name="P21">  <text:span text:style-name="T28">});</text:span></text:p>
        <text:p text:style-name="P22"/>
        <text:p text:style-name="P21">    <text:span text:style-name="T35">it</text:span><text:span text:style-name="T28">(</text:span><text:span text:style-name="T25">"Debe registrar correctamente si todos los datos son correctos"</text:span><text:span text:style-name="T28">, () </text:span><text:span text:style-name="T21">=&gt;</text:span><text:span text:style-name="T28"> {</text:span></text:p>
        <text:p text:style-name="P21">        <text:span text:style-name="T23">cy</text:span><text:span text:style-name="T28">.</text:span><text:span text:style-name="T35">get</text:span><text:span text:style-name="T28">(</text:span><text:span text:style-name="T25">"#email"</text:span><text:span text:style-name="T28">).</text:span><text:span text:style-name="T35">type</text:span><text:span text:style-name="T28">(</text:span><text:span text:style-name="T25">"test@example.com"</text:span><text:span text:style-name="T28">);</text:span></text:p>
        <text:p text:style-name="P21">        <text:span text:style-name="T23">cy</text:span><text:span text:style-name="T28">.</text:span><text:span text:style-name="T35">get</text:span><text:span text:style-name="T28">(</text:span><text:span text:style-name="T25">"#password"</text:span><text:span text:style-name="T28">).</text:span><text:span text:style-name="T35">type</text:span><text:span text:style-name="T28">(</text:span><text:span text:style-name="T25">"1234"</text:span><text:span text:style-name="T28">); // </text:span><text:span text:style-name="T29">menos de 6 caracteres</text:span></text:p>
        <text:p text:style-name="P21"><text:soft-page-break/>        <text:span text:style-name="T23">cy</text:span><text:span text:style-name="T28">.</text:span><text:span text:style-name="T35">get</text:span><text:span text:style-name="T28">(</text:span><text:span text:style-name="T25">"#confirmPassword"</text:span><text:span text:style-name="T28">).</text:span><text:span text:style-name="T35">type</text:span><text:span text:style-name="T28">(</text:span><text:span text:style-name="T25">"123456"</text:span><text:span text:style-name="T28">);</text:span></text:p>
        <text:p text:style-name="P21">        <text:span text:style-name="T23">cy</text:span><text:span text:style-name="T28">.</text:span><text:span text:style-name="T35">get</text:span><text:span text:style-name="T28">(</text:span><text:span text:style-name="T25">"button"</text:span><text:span text:style-name="T28">).</text:span><text:span text:style-name="T35">click</text:span><text:span text:style-name="T28">();</text:span></text:p>
        <text:p text:style-name="P21">        <text:span text:style-name="T23">cy</text:span><text:span text:style-name="T28">.</text:span><text:span text:style-name="T35">get</text:span><text:span text:style-name="T28">(</text:span><text:span text:style-name="T25">"#mensaje"</text:span><text:span text:style-name="T28">).</text:span><text:span text:style-name="T35">should</text:span><text:span text:style-name="T28">(</text:span><text:span text:style-name="T25">"have.text"</text:span><text:span text:style-name="T28">, </text:span><text:span text:style-name="T25">"Registro exitoso."</text:span><text:span text:style-name="T28">);</text:span></text:p>
        <text:p text:style-name="P21">    <text:span text:style-name="T28">});</text:span></text:p>
        <text:p text:style-name="P19">});</text:p>
        <text:p text:style-name="P19"/>
        <text:p text:style-name="P58">al salvar se hace el test, resultando la siguiente pantalla:</text:p>
        <text:p text:style-name="P58"/>
        <text:p text:style-name="P58"><draw:frame draw:style-name="fr3" draw:name="graphics32" text:anchor-type="paragraph" svg:width="14.822cm" svg:height="8.057cm" draw:z-index="31"><draw:image xlink:href="Pictures/2000000700007AFD00005BAEB4F9624F.svm" xlink:type="simple" xlink:show="embed" xlink:actuate="onLoad"/></draw:frame></text:p>
        <text:p text:style-name="P47">El error muestra que la contraseña debe tener 6 caracteres.</text:p>
        <text:p text:style-name="P47"/>
        <text:p text:style-name="P58">Iteración 3: las contraseñas no coinciden (Archivo: registro.cy.js).</text:p>
        <text:p text:style-name="P58"/>
        <text:p text:style-name="P43"><text:span text:style-name="T34">describe</text:span>(<text:span text:style-name="T24">"Registro de usuario"</text:span>, () <text:span text:style-name="T20">=&gt;</text:span> {</text:p>
        <text:p text:style-name="P21">    <text:span text:style-name="T35">beforeEach</text:span><text:span text:style-name="T28">(() </text:span><text:span text:style-name="T21">=&gt;</text:span><text:span text:style-name="T28"> {</text:span></text:p>
        <text:p text:style-name="P27">//        cy.visit("http://127.0.0.1:5500/index.html"); // Asegúrate de usar tu ruta local</text:p>
        <text:p text:style-name="P21">        <text:span text:style-name="T23">cy</text:span><text:span text:style-name="T28">.</text:span><text:span text:style-name="T35">visit</text:span><text:span text:style-name="T28">(</text:span><text:span text:style-name="T25">"http://127.0.0.1:5500/cypress/e2e/index.html"</text:span><text:span text:style-name="T28">); </text:span><text:span text:style-name="T31">// Asegúrate de usar tu ruta local</text:span></text:p>
        <text:p text:style-name="P21">  <text:span text:style-name="T28">});</text:span></text:p>
        <text:p text:style-name="P22"/>
        <text:p text:style-name="P21">    <text:span text:style-name="T35">it</text:span><text:span text:style-name="T28">(</text:span><text:span text:style-name="T25">"Debe registrar correctamente si todos los datos son correctos"</text:span><text:span text:style-name="T28">, () </text:span><text:span text:style-name="T21">=&gt;</text:span><text:span text:style-name="T28"> {</text:span></text:p>
        <text:p text:style-name="P21">        <text:span text:style-name="T23">cy</text:span><text:span text:style-name="T28">.</text:span><text:span text:style-name="T35">get</text:span><text:span text:style-name="T28">(</text:span><text:span text:style-name="T25">"#email"</text:span><text:span text:style-name="T28">).</text:span><text:span text:style-name="T35">type</text:span><text:span text:style-name="T28">(</text:span><text:span text:style-name="T25">"test@example.com"</text:span><text:span text:style-name="T28">);</text:span></text:p>
        <text:p text:style-name="P21">        <text:span text:style-name="T23">cy</text:span><text:span text:style-name="T28">.</text:span><text:span text:style-name="T35">get</text:span><text:span text:style-name="T28">(</text:span><text:span text:style-name="T25">"#password"</text:span><text:span text:style-name="T28">).</text:span><text:span text:style-name="T35">type</text:span><text:span text:style-name="T28">(</text:span><text:span text:style-name="T25">"123456"</text:span><text:span text:style-name="T28">);</text:span></text:p>
        <text:p text:style-name="P21">        <text:span text:style-name="T23">cy</text:span><text:span text:style-name="T28">.</text:span><text:span text:style-name="T35">get</text:span><text:span text:style-name="T28">(</text:span><text:span text:style-name="T25">"#confirmPassword"</text:span><text:span text:style-name="T28">).</text:span><text:span text:style-name="T35">type</text:span><text:span text:style-name="T28">(</text:span><text:span text:style-name="T25">"000456"</text:span><text:span text:style-name="T28">);</text:span></text:p>
        <text:p text:style-name="P21">        <text:span text:style-name="T23">cy</text:span><text:span text:style-name="T28">.</text:span><text:span text:style-name="T35">get</text:span><text:span text:style-name="T28">(</text:span><text:span text:style-name="T25">"button"</text:span><text:span text:style-name="T28">).</text:span><text:span text:style-name="T35">click</text:span><text:span text:style-name="T28">();</text:span></text:p>
        <text:p text:style-name="P21">        <text:span text:style-name="T23">cy</text:span><text:span text:style-name="T28">.</text:span><text:span text:style-name="T35">get</text:span><text:span text:style-name="T28">(</text:span><text:span text:style-name="T25">"#mensaje"</text:span><text:span text:style-name="T28">).</text:span><text:span text:style-name="T35">should</text:span><text:span text:style-name="T28">(</text:span><text:span text:style-name="T25">"have.text"</text:span><text:span text:style-name="T28">, </text:span><text:span text:style-name="T25">"Registro exitoso."</text:span><text:span text:style-name="T28">);</text:span></text:p>
        <text:p text:style-name="P21">    <text:span text:style-name="T28">});</text:span></text:p>
        <text:p text:style-name="P19">});</text:p>
        <text:p text:style-name="P58"/>
        <text:p text:style-name="P58"/>
        <text:p text:style-name="P58"><text:soft-page-break/>el resultado muestra error en las contraseñas que no son iguales.</text:p>
        <text:p text:style-name="P58"/>
        <text:p text:style-name="P58"><draw:frame draw:style-name="fr3" draw:name="graphics33" text:anchor-type="paragraph" svg:width="16.603cm" svg:height="8.789cm" draw:z-index="32"><draw:image xlink:href="Pictures/2000000700007CA400005CEB39C51805.svm" xlink:type="simple" xlink:show="embed" xlink:actuate="onLoad"/></draw:frame></text:p>
        <text:p text:style-name="P58">Iteración 4: Campos sin errores (Archivo: registro.cy.js).</text:p>
        <text:p text:style-name="P43"><text:span text:style-name="T34">describe</text:span>(<text:span text:style-name="T24">"Registro de usuario"</text:span>, () <text:span text:style-name="T20">=&gt;</text:span> {</text:p>
        <text:p text:style-name="P21">    <text:span text:style-name="T35">beforeEach</text:span><text:span text:style-name="T28">(() </text:span><text:span text:style-name="T21">=&gt;</text:span><text:span text:style-name="T28"> {</text:span></text:p>
        <text:p text:style-name="P27">//        cy.visit("http://127.0.0.1:5500/index.html"); // Asegúrate de usar tu ruta local</text:p>
        <text:p text:style-name="P21">        <text:span text:style-name="T23">cy</text:span><text:span text:style-name="T28">.</text:span><text:span text:style-name="T35">visit</text:span><text:span text:style-name="T28">(</text:span><text:span text:style-name="T25">"http://127.0.0.1:5500/cypress/e2e/index.html"</text:span><text:span text:style-name="T28">); </text:span><text:span text:style-name="T31">// Asegúrate de usar tu ruta local</text:span></text:p>
        <text:p text:style-name="P21">  <text:span text:style-name="T28">});</text:span></text:p>
        <text:p text:style-name="P22"/>
        <text:p text:style-name="P21">    <text:span text:style-name="T35">it</text:span><text:span text:style-name="T28">(</text:span><text:span text:style-name="T25">"Debe registrar correctamente si todos los datos son correctos"</text:span><text:span text:style-name="T28">, () </text:span><text:span text:style-name="T21">=&gt;</text:span><text:span text:style-name="T28"> {</text:span></text:p>
        <text:p text:style-name="P21">        <text:span text:style-name="T23">cy</text:span><text:span text:style-name="T28">.</text:span><text:span text:style-name="T35">get</text:span><text:span text:style-name="T28">(</text:span><text:span text:style-name="T25">"#email"</text:span><text:span text:style-name="T28">).</text:span><text:span text:style-name="T35">type</text:span><text:span text:style-name="T28">(</text:span><text:span text:style-name="T25">"test@example.com"</text:span><text:span text:style-name="T28">);</text:span></text:p>
        <text:p text:style-name="P21">        <text:span text:style-name="T23">cy</text:span><text:span text:style-name="T28">.</text:span><text:span text:style-name="T35">get</text:span><text:span text:style-name="T28">(</text:span><text:span text:style-name="T25">"#password"</text:span><text:span text:style-name="T28">).</text:span><text:span text:style-name="T35">type</text:span><text:span text:style-name="T28">(</text:span><text:span text:style-name="T25">"123456"</text:span><text:span text:style-name="T28">);</text:span></text:p>
        <text:p text:style-name="P21">        <text:span text:style-name="T23">cy</text:span><text:span text:style-name="T28">.</text:span><text:span text:style-name="T35">get</text:span><text:span text:style-name="T28">(</text:span><text:span text:style-name="T25">"#confirmPassword"</text:span><text:span text:style-name="T28">).</text:span><text:span text:style-name="T35">type</text:span><text:span text:style-name="T28">(</text:span><text:span text:style-name="T25">"123456"</text:span><text:span text:style-name="T28">);</text:span></text:p>
        <text:p text:style-name="P21">        <text:span text:style-name="T23">cy</text:span><text:span text:style-name="T28">.</text:span><text:span text:style-name="T35">get</text:span><text:span text:style-name="T28">(</text:span><text:span text:style-name="T25">"button"</text:span><text:span text:style-name="T28">).</text:span><text:span text:style-name="T35">click</text:span><text:span text:style-name="T28">();</text:span></text:p>
        <text:p text:style-name="P21">        <text:span text:style-name="T23">cy</text:span><text:span text:style-name="T28">.</text:span><text:span text:style-name="T35">get</text:span><text:span text:style-name="T28">(</text:span><text:span text:style-name="T25">"#mensaje"</text:span><text:span text:style-name="T28">).</text:span><text:span text:style-name="T35">should</text:span><text:span text:style-name="T28">(</text:span><text:span text:style-name="T25">"have.text"</text:span><text:span text:style-name="T28">, </text:span><text:span text:style-name="T25">"Registro exitoso."</text:span><text:span text:style-name="T28">);</text:span></text:p>
        <text:p text:style-name="P21">    <text:span text:style-name="T28">});</text:span></text:p>
        <text:p text:style-name="P19">});</text:p>
        <text:p text:style-name="P58"/>
        <text:p text:style-name="P58">Finalmente corregimos el código para que no tenga ningún error y hacemos el testing.</text:p>
        <text:p text:style-name="P58"/>
        <text:p text:style-name="P58"><draw:frame draw:style-name="fr3" draw:name="graphics34" text:anchor-type="paragraph" svg:width="16.603cm" svg:height="8.786cm" draw:z-index="33"><draw:image xlink:href="Pictures/2000000700007B9C0000416DAB13BF3C.svm" xlink:type="simple" xlink:show="embed" xlink:actuate="onLoad"/></draw:frame><text:soft-page-break/></text:p>
        <text:p text:style-name="P47"/>
        <text:p text:style-name="P47">Vemos que se generó todo lo esperado, y el código esta cumpliendo todos los requerimientos y evaluaciones.</text:p>
        <text:p text:style-name="P47"/>
        <text:p text:style-name="P48">CONCLUSIÓN </text:p>
        <text:p text:style-name="P49">Cypress es una herramienta poderosa y moderna para realizar pruebas automatizadas en aplicaciones web. Su facilidad de configuración, integración con JavaScript y ejecución en tiempo real lo convierten en una excelente opción para desarrolladores y testers. </text:p>
        <text:p text:style-name="P36"/>
        <text:p text:style-name="P7">Técnicamente, las líneas de código y ejecución del test y el programa deben usar:</text:p>
        <text:list xml:id="list4315066387968323270" text:style-name="L3">
          <text:list-item>
            <text:p text:style-name="P59"><text:span text:style-name="T3">Un método </text:span><text:span text:style-name="Emphasis"><text:span text:style-name="T3">describe</text:span></text:span><text:span text:style-name="T3"> con la </text:span><text:span text:style-name="Emphasis"><text:span text:style-name="T3">suite</text:span></text:span><text:span text:style-name="T3"> de test del archivo.</text:span></text:p>
          </text:list-item>
          <text:list-item>
            <text:p text:style-name="P59"><text:span text:style-name="T3">Varios métodos test con cada </text:span><text:span text:style-name="Emphasis"><text:span text:style-name="T3">test case</text:span></text:span><text:span text:style-name="T3"> que haya que comprobar.</text:span></text:p>
          </text:list-item>
          <text:list-item>
            <text:p text:style-name="P57">Formulario HTML.</text:p>
          </text:list-item>
          <text:list-item>
            <text:p text:style-name="P57">Bloques JavaScript sobre el DOM.</text:p>
          </text:list-item>
          <text:list-item>
            <text:p text:style-name="P57">Ejecución del Test en Cypress.</text:p>
          </text:list-item>
        </text:list>
        <text:p text:style-name="P7">Desarrolla los pasos que habrá que seguir para definir todo el código de la manera que te planteamos en el PDF adjunto.</text:p>
        <text:p text:style-name="P9"><text:span text:style-name="Emphasis"><text:span text:style-name="T4">Importante: debes adjuntar un PDF con la explicación y capturas de pantalla de cada paso del ejercicio</text:span></text:span></text:p>
      </text:section>
      <text:section text:style-name="Sect1" text:name="title2">
        <text:p text:style-name="P7">Adjunta un archivo con tu respuesta.</text:p>
      </text:section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28">MISCELANEOS Y NOTAS ADICIONALES </text:p>
      <text:p text:style-name="P28">DE ESTUDIO</text:p>
      <text:p text:style-name="Standard"/>
      <text:p text:style-name="P29">JEST TEST </text:p>
      <text:p text:style-name="P25"/>
      <text:p text:style-name="P25">Para lograr aclarar algunos puntos de los temas a tratar se ha añadido este material adicional como REFERENCIA PERSONAL:</text:p>
      <text:p text:style-name="Standard"/>
      <text:p text:style-name="P24">Breves notas y aclaratorias para estudio:</text:p>
      <text:p text:style-name="P24">comando Jest Test </text:p>
      <text:p text:style-name="P24"/>
      <text:p text:style-name="P24">Para usar jest test de forma manual donde padamos seleccionar los archivos podemos usar este comando en bash</text:p>
      <text:p text:style-name="P24"/>
      <text:p text:style-name="P24">npm test – test002.test.js app.test002.js</text:p>
      <text:p text:style-name="P24"/>
      <text:p text:style-name="P24">el orden de colocación no afecta la ejecución.</text:p>
      <text:p text:style-name="P24"/>
      <text:p text:style-name="P24">Veamos algunos ejemplos:</text:p>
      <text:p text:style-name="P24"/>
      <text:p text:style-name="P24">Archivo: test003.app.js</text:p>
      <text:p text:style-name="P24"/>
      <text:p text:style-name="P26">// test003.app.js</text:p>
      <text:p text:style-name="P19"><text:span text:style-name="T20">function</text:span> <text:span text:style-name="T34">suma</text:span>(<text:span text:style-name="T22">a</text:span>, <text:span text:style-name="T22">b</text:span>) {</text:p>
      <text:p text:style-name="P21">    <text:span text:style-name="T36">return</text:span><text:span text:style-name="T28"> </text:span><text:span text:style-name="T23">a</text:span><text:span text:style-name="T28"> </text:span><text:span text:style-name="T33">+</text:span><text:span text:style-name="T28"> </text:span><text:span text:style-name="T23">b</text:span><text:span text:style-name="T28">;</text:span></text:p>
      <text:p text:style-name="P21">  <text:span text:style-name="T28">}</text:span></text:p>
      <text:p text:style-name="P21">  </text:p>
      <text:p text:style-name="P21">  <text:span text:style-name="T31">// Exportamos la función para poder usarla en el test</text:span></text:p>
      <text:p text:style-name="P21">  <text:span text:style-name="T35">module</text:span><text:span text:style-name="T28">.</text:span><text:span text:style-name="T35">exports</text:span><text:span text:style-name="T28"> </text:span><text:span text:style-name="T33">=</text:span><text:span text:style-name="T28"> </text:span><text:span text:style-name="T35">suma</text:span><text:span text:style-name="T28">;</text:span></text:p>
      <text:p text:style-name="P21">  </text:p>
      <text:p text:style-name="P24"/>
      <text:p text:style-name="P24">Archivo: test003.test.js</text:p>
      <text:p text:style-name="P24"/>
      <text:p text:style-name="P26">// test003.test.js</text:p>
      <text:p text:style-name="P19"><text:span text:style-name="T20">const</text:span> <text:span text:style-name="T34">suma</text:span> <text:span text:style-name="T32">=</text:span> <text:span text:style-name="T34">require</text:span>(<text:span text:style-name="T24">"./app"</text:span>); <text:span text:style-name="T30">// Importamos la función suma</text:span></text:p>
      <text:p text:style-name="P22"/>
      <text:p text:style-name="P19"><text:span text:style-name="T34">test</text:span>(<text:span text:style-name="T24">"Suma de 2 + 3 debe ser 5"</text:span>, () <text:span text:style-name="T20">=&gt;</text:span> {</text:p>
      <text:p text:style-name="P21">  <text:span text:style-name="T35">expect</text:span><text:span text:style-name="T28">(</text:span><text:span text:style-name="T35">suma</text:span><text:span text:style-name="T28">(</text:span><text:span text:style-name="T37">2</text:span><text:span text:style-name="T28">, </text:span><text:span text:style-name="T37">3</text:span><text:span text:style-name="T28">)).</text:span><text:span text:style-name="T35">toBe</text:span><text:span text:style-name="T28">(</text:span><text:span text:style-name="T37">5</text:span><text:span text:style-name="T28">);</text:span></text:p>
      <text:p text:style-name="P19">});</text:p>
      <text:p text:style-name="P19"/>
      <text:p text:style-name="P24">Comando ejecución del test.</text:p>
      <text:p text:style-name="P24"/>
      <text:p text:style-name="P24"><text:s text:c="4"/>npm test – test003.app.js test003.test.js <text:s text:c="2"/>// Nota: es indiferente la posición de los archivos</text:p>
      <text:p text:style-name="P24">resultado en terminal:</text:p>
      <text:p text:style-name="P24"/>
      <text:p text:style-name="P24">npm test -- test003.app.js test003.test.js</text:p>
      <text:p text:style-name="P24"/>
      <text:p text:style-name="P24"><text:soft-page-break/>&gt; test</text:p>
      <text:p text:style-name="P24">&gt; jest test003.app.js test003.test.js</text:p>
      <text:p text:style-name="P24"/>
      <text:p text:style-name="P24"><text:s/>PASS <text:s/>./test003.test.js</text:p>
      <text:p text:style-name="P24"><text:s text:c="2"/>√ Suma de 2 + 3 debe ser 5 (5 ms)</text:p>
      <text:p text:style-name="P24"/>
      <text:p text:style-name="P24">Test Suites: 1 passed, 1 total</text:p>
      <text:p text:style-name="P24">Tests: <text:s text:c="6"/>1 passed, 1 total</text:p>
      <text:p text:style-name="P24">Snapshots: <text:s text:c="2"/>0 total</text:p>
      <text:p text:style-name="P24">Time: <text:s text:c="7"/>0.611 s, estimated 1 s</text:p>
      <text:p text:style-name="P24">Ran all test suites matching /test003.app.js|test003.test.js/i.</text:p>
      <text:p text:style-name="P24"/>
      <text:p text:style-name="P24">PC@abservo-desktop MINGW64 ~/Desktop/Cursos-online/FullStack/modulo-4/proyecto-testing</text:p>
      <text:p text:style-name="P25"/>
      <text:p text:style-name="P25"><draw:frame draw:style-name="fr2" draw:name="graphics10" text:anchor-type="paragraph" svg:width="17cm" svg:height="7.431cm" draw:z-index="0"><draw:image xlink:href="Pictures/200000070000599C0000272DF4F9A536.svm" xlink:type="simple" xlink:show="embed" xlink:actuate="onLoad"/></draw:frame></text:p>
      <text:p text:style-name="Standard">ahora incluiremos un error en la función suma en el archivo test003.test.js </text:p>
      <text:p text:style-name="Standard"/>
      <text:p text:style-name="P21">  <text:span text:style-name="T35">expect</text:span><text:span text:style-name="T28">(</text:span><text:span text:style-name="T35">suma</text:span><text:span text:style-name="T28">(</text:span><text:span text:style-name="T37">2</text:span><text:span text:style-name="T28">, 2).</text:span><text:span text:style-name="T35">toBe</text:span><text:span text:style-name="T28">(</text:span><text:span text:style-name="T37">5</text:span><text:span text:style-name="T28">); // aquí colocamos en esta linea el error.</text:span></text:p>
      <text:p text:style-name="Standard"/>
      <text:p text:style-name="Standard">Y ejecutamos de nuevo el comando</text:p>
      <text:p text:style-name="Standard"/>
      <text:p text:style-name="Standard">$ npm test -- test003.app.js test003.test.js</text:p>
      <text:p text:style-name="Standard"/>
      <text:p text:style-name="Standard">y obtenemos esto: </text:p>
      <text:p text:style-name="Standard"/>
      <text:p text:style-name="Standard">npm test -- test003.app.js test003.test.js</text:p>
      <text:p text:style-name="Standard"/>
      <text:p text:style-name="Standard">&gt; test</text:p>
      <text:p text:style-name="Standard">&gt; jest test003.app.js test003.test.js</text:p>
      <text:p text:style-name="Standard"/>
      <text:p text:style-name="Standard"><text:s/>FAIL <text:s/>./test003.test.js</text:p>
      <text:p text:style-name="Standard"><text:s text:c="2"/>× Suma de 2 + 3 debe ser 5 (7 ms)</text:p>
      <text:p text:style-name="Standard"/>
      <text:p text:style-name="Standard"/>
      <text:p text:style-name="Standard"><text:s text:c="2"/>● Suma de 2 + 3 debe ser 5</text:p>
      <text:p text:style-name="Standard"/>
      <text:p text:style-name="Standard"><text:s text:c="2"/>● Suma de 2 + 3 debe ser 5</text:p>
      <text:p text:style-name="Standard"><text:soft-page-break/></text:p>
      <text:p text:style-name="Standard"><text:s text:c="4"/>expect(received).toBe(expected) // Object.is equality</text:p>
      <text:p text:style-name="Standard"/>
      <text:p text:style-name="Standard"><text:s text:c="4"/>Expected: 5</text:p>
      <text:p text:style-name="Standard"><text:s text:c="4"/>Received: 4</text:p>
      <text:p text:style-name="Standard"/>
      <text:p text:style-name="Standard"><text:s text:c="6"/>3 |</text:p>
      <text:p text:style-name="Standard"><text:s text:c="6"/>4 | test("Suma de 2 + 3 debe ser 5", () =&gt; {</text:p>
      <text:p text:style-name="Standard"><text:s text:c="4"/>&gt; 5 | <text:s text:c="2"/>expect(suma(2, 2)).toBe(5);</text:p>
      <text:p text:style-name="Standard"><text:s text:c="8"/>| <text:s text:c="21"/>^</text:p>
      <text:p text:style-name="Standard"><text:s text:c="6"/>6 | });</text:p>
      <text:p text:style-name="Standard"><text:s text:c="6"/>7 |</text:p>
      <text:p text:style-name="Standard"/>
      <text:p text:style-name="Standard"><text:s text:c="6"/>at Object.toBe (test003.test.js:5:22)</text:p>
      <text:p text:style-name="Standard"/>
      <text:p text:style-name="Standard">Test Suites: 1 failed, 1 total</text:p>
      <text:p text:style-name="Standard">Tests: <text:s text:c="6"/>1 failed, 1 total</text:p>
      <text:p text:style-name="Standard">Snapshots: <text:s text:c="2"/>0 total</text:p>
      <text:p text:style-name="Standard">Time: <text:s text:c="7"/>0.702 s, estimated 1 s</text:p>
      <text:p text:style-name="Standard">Ran all test suites matching /test003.app.js|test003.test.js/i.</text:p>
      <text:p text:style-name="Standard"/>
      <text:p text:style-name="Standard"><draw:frame draw:style-name="fr1" draw:name="graphics11" text:anchor-type="paragraph" svg:width="17cm" svg:height="10.095cm" draw:z-index="1"><draw:image xlink:href="Pictures/200000070000480A000048A961F8AECF.svm" xlink:type="simple" xlink:show="embed" xlink:actuate="onLoad"/></draw:frame></text:p>
      <text:p text:style-name="Standard">Aquí vemos que no se recibe lo que se espera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30">CYPRESS TEST </text:p>
      <text:p text:style-name="Standard"/>
      <text:p text:style-name="Standard"/>
      <text:p text:style-name="Standard">Para lograr realizar la ejecución de esta herramienta, vamos a instalarla en primer lugar. Para ello crearemos una carpeta llamada proyecto-cypress con el explorador, entramos en visual code y abrimos con el menu File-&gt;Open folder... y obtenemos este resultado después de ejecutar el comando para inicializar el npm:</text:p>
      <text:p text:style-name="Standard"/>
      <text:p text:style-name="Standard">en el bash copiamos</text:p>
      <text:p text:style-name="Standard"/>
      <text:p text:style-name="Standard">npm init -y </text:p>
      <text:p text:style-name="Standard"/>
      <text:p text:style-name="Standard">esto creará el archivo package.json por defecto, para evitar que nos pida datos.</text:p>
      <text:p text:style-name="Standard"/>
      <text:p text:style-name="Standard"><draw:frame draw:style-name="fr2" draw:name="graphics1" text:anchor-type="paragraph" svg:width="17cm" svg:height="12.494cm" draw:z-index="2"><draw:image xlink:href="Pictures/20000007000075B800005683D6E48F94.svm" xlink:type="simple" xlink:show="embed" xlink:actuate="onLoad"/></draw:frame></text:p>
      <text:p text:style-name="Standard">A continuación tecleamos el comando en el terminal bash:</text:p>
      <text:p text:style-name="Standard"/>
      <text:p text:style-name="Standard">npm install cypress --save-dev </text:p>
      <text:p text:style-name="Standard"/>
      <text:p text:style-name="Standard">con esto instalamos cypress</text:p>
      <text:p text:style-name="Standard"/>
      <text:p text:style-name="Standard"/>
      <text:p text:style-name="Standard"/>
      <text:p text:style-name="Standard"/>
      <text:p text:style-name="Standard">Vamos a utilizar la documentación oficial de cypress y agregaremos el script en el archivo <text:soft-page-break/>package.json que creamos:</text:p>
      <text:p text:style-name="Standard"/>
      <text:p text:style-name="Standard">Sitio oficial cypress https://www.cypress.io/</text:p>
      <text:p text:style-name="Standard"/>
      <text:p text:style-name="Standard">y documentación de instalación:</text:p>
      <text:p text:style-name="Standard"/>
      <text:p text:style-name="Standard"><text:a xlink:type="simple" xlink:href="https://docs.cypress.io/app/get-started/install-cypress" text:style-name="Internet_20_link" text:visited-style-name="Visited_20_Internet_20_Link">https://docs.cypress.io/app/get-started/install-cypress</text:a></text:p>
      <text:p text:style-name="Standard"/>
      <text:p text:style-name="Standard"><text:a xlink:type="simple" xlink:href="https://docs.cypress.io/app/get-started/open-the-app" text:style-name="Internet_20_link" text:visited-style-name="Visited_20_Internet_20_Link">https://docs.cypress.io/app/get-started/open-the-app</text:a></text:p>
      <text:p text:style-name="Standard"/>
      <text:p text:style-name="Standard">y agregaremos en el archivo package.json </text:p>
      <text:p text:style-name="Standard"/>
      <text:p text:style-name="P21">    <text:span text:style-name="T23">"cypress:open"</text:span><text:span text:style-name="T28">:</text:span><text:span text:style-name="T25">"cypress open"</text:span></text:p>
      <text:p text:style-name="Standard"/>
      <text:p text:style-name="Standard">en el script:</text:p>
      <text:p text:style-name="Standard"/>
      <text:p text:style-name="P21"><text:span text:style-name="T28"> </text:span><text:span text:style-name="T23">"scripts"</text:span><text:span text:style-name="T28">: {</text:span></text:p>
      <text:p text:style-name="P21">    <text:span text:style-name="T23">"test"</text:span><text:span text:style-name="T28">: </text:span><text:span text:style-name="T25">"echo </text:span><text:span text:style-name="T38">\"</text:span><text:span text:style-name="T25">Error: no test specified</text:span><text:span text:style-name="T38">\"</text:span><text:span text:style-name="T25"> &amp;&amp; exit 1"</text:span><text:span text:style-name="T28">,</text:span></text:p>
      <text:p text:style-name="P21">    <text:span text:style-name="T23">"cypress:open"</text:span><text:span text:style-name="T28">:</text:span><text:span text:style-name="T25">"cypress open"</text:span></text:p>
      <text:p text:style-name="P21">  <text:span text:style-name="T28">},</text:span></text:p>
      <text:p text:style-name="P31"/>
      <text:p text:style-name="Standard">veamos:</text:p>
      <text:p text:style-name="Standard"/>
      <text:p text:style-name="Standard"><draw:frame draw:style-name="fr2" draw:name="graphics2" text:anchor-type="paragraph" svg:width="17cm" svg:height="13.141cm" draw:z-index="3"><draw:image xlink:href="Pictures/2000000700006DC200006A5BBB684075.svm" xlink:type="simple" xlink:show="embed" xlink:actuate="onLoad"/></draw:frame></text:p>
      <text:p text:style-name="Standard"/>
      <text:p text:style-name="Standard"><text:soft-page-break/>y corremos el comando que abrirá el programa cypress y su ventana en el bash</text:p>
      <text:p text:style-name="Standard"/>
      <text:p text:style-name="Standard">npm run cypress:open</text:p>
      <text:p text:style-name="Standard"/>
      <text:p text:style-name="Standard">esto nos mostrara la primera ejecución tal como se ve a contínuación:</text:p>
      <text:p text:style-name="Standard"/>
      <text:p text:style-name="Standard"><draw:frame draw:style-name="fr1" draw:name="graphics3" text:anchor-type="paragraph" svg:width="17cm" svg:height="11.243cm" draw:z-index="4"><draw:image xlink:href="Pictures/2000000700007BED000051F68E263589.svm" xlink:type="simple" xlink:show="embed" xlink:actuate="onLoad"/></draw:frame></text:p>
      <text:p text:style-name="Standard">luego al terminar tenemos la siguiente ventana:</text:p>
      <text:p text:style-name="Standard"/>
      <text:p text:style-name="Standard"/>
      <text:p text:style-name="Standard"><draw:frame draw:style-name="fr1" draw:name="graphics4" text:anchor-type="paragraph" svg:width="12.566cm" svg:height="7.036cm" draw:z-index="5"><draw:image xlink:href="Pictures/200000070000543D00002FC1B4A89D65.svm" xlink:type="simple" xlink:show="embed" xlink:actuate="onLoad"/></draw:frame></text:p>
      <text:p text:style-name="Standard"/>
      <text:p text:style-name="Standard">luego podemos configurar el cypress en este archivo cypress.config.js de configuración :</text:p>
      <text:p text:style-name="Standard"/>
      <text:p text:style-name="Standard"/>
      <text:p text:style-name="Standard"><draw:frame draw:style-name="fr2" draw:name="graphics5" text:anchor-type="paragraph" svg:width="17cm" svg:height="4.907cm" draw:z-index="6"><draw:image xlink:href="Pictures/2000000700007FD9000024E7622BF9AD.svm" xlink:type="simple" xlink:show="embed" xlink:actuate="onLoad"/></draw:frame><text:soft-page-break/></text:p>
      <text:p text:style-name="Standard"/>
      <text:p text:style-name="Standard">Ejemplo 01 - Prueba apertura del navegador.</text:p>
      <text:p text:style-name="Standard"/>
      <text:p text:style-name="Standard">Abrimos cypress con el siguiente comando en el bash de visual code</text:p>
      <text:p text:style-name="Standard"/>
      <text:p text:style-name="Standard">npm run cypress:open</text:p>
      <text:p text:style-name="Standard"/>
      <text:p text:style-name="Standard"/>
      <text:p text:style-name="Standard">vemos la siguiente pantalla :</text:p>
      <text:p text:style-name="Standard"/>
      <text:p text:style-name="Standard"><draw:frame draw:style-name="fr1" draw:name="graphics7" text:anchor-type="paragraph" svg:width="10.481cm" svg:height="5.907cm" draw:z-index="7"><draw:image xlink:href="Pictures/20000007000053ED00002F71E391EB21.svm" xlink:type="simple" xlink:show="embed" xlink:actuate="onLoad"/></draw:frame></text:p>
      <text:p text:style-name="Standard">seleccionamos E2E y el navegador por ejemplo google</text:p>
      <text:p text:style-name="Standard"/>
      <text:p text:style-name="Standard"><draw:frame draw:style-name="fr1" draw:name="graphics6" text:anchor-type="paragraph" svg:width="5.62cm" svg:height="5.267cm" draw:z-index="8"><draw:image xlink:href="Pictures/20000007000028BA000027B10FCE229C.svm" xlink:type="simple" xlink:show="embed" xlink:actuate="onLoad"/></draw:frame></text:p>
      <text:p text:style-name="Standard"/>
      <text:p text:style-name="Standard"/>
      <text:p text:style-name="Standard"/>
      <text:p text:style-name="Standard">en la ventana del navegador que acaba de aparecer colocamos en nombre del archivo de test. </text:p>
      <text:p text:style-name="Standard"><text:soft-page-break/></text:p>
      <text:p text:style-name="Standard"><draw:frame draw:style-name="fr1" draw:name="graphics8" text:anchor-type="paragraph" svg:width="15.822cm" svg:height="6.475cm" draw:z-index="9"><draw:image xlink:href="Pictures/2000000700003DCE00003C7732B00E02.svm" xlink:type="simple" xlink:show="embed" xlink:actuate="onLoad"/></draw:frame></text:p>
      <text:p text:style-name="Standard"/>
      <text:p text:style-name="Standard">Luego seleccionamos Create new spec </text:p>
      <text:p text:style-name="Standard"/>
      <text:p text:style-name="Standard"><draw:frame draw:style-name="fr1" draw:name="graphics9" text:anchor-type="paragraph" svg:width="7.939cm" svg:height="4.489cm" draw:z-index="10"><draw:image xlink:href="Pictures/200000070000434900002973C8CBAD73.svm" xlink:type="simple" xlink:show="embed" xlink:actuate="onLoad"/></draw:frame></text:p>
      <text:p text:style-name="Standard"/>
      <text:p text:style-name="Standard">y colocamos en la ruta test.cy.js</text:p>
      <text:p text:style-name="Standard"/>
      <text:p text:style-name="Standard"><draw:frame draw:style-name="fr1" draw:name="graphics12" text:anchor-type="paragraph" svg:width="6.35cm" svg:height="4.233cm" draw:z-index="11"><draw:image xlink:href="Pictures/200000070000307A000017AC6155E203.svm" xlink:type="simple" xlink:show="embed" xlink:actuate="onLoad"/></draw:frame></text:p>
      <text:p text:style-name="Standard"/>
      <text:p text:style-name="Standard">luego aparecerá una pequeña plantilla de como se verá el test</text:p>
      <text:p text:style-name="Standard"/>
      <text:p text:style-name="Standard"><draw:frame draw:style-name="fr1" draw:name="graphics13" text:anchor-type="paragraph" svg:width="6.802cm" svg:height="3.552cm" draw:z-index="12"><draw:image xlink:href="Pictures/2000000700002AE5000019BD545A35CF.svm" xlink:type="simple" xlink:show="embed" xlink:actuate="onLoad"/></draw:frame></text:p>
      <text:p text:style-name="Standard"><text:soft-page-break/></text:p>
      <text:p text:style-name="Standard">el resultado es la ejecución del example.cypress.io</text:p>
      <text:p text:style-name="Standard"/>
      <text:p text:style-name="Standard"><draw:frame draw:style-name="fr2" draw:name="graphics14" text:anchor-type="paragraph" svg:width="17cm" svg:height="7.117cm" draw:z-index="13"><draw:image xlink:href="Pictures/2000000700007BED000033E3EA6343EE.svm" xlink:type="simple" xlink:show="embed" xlink:actuate="onLoad"/></draw:frame></text:p>
      <text:p text:style-name="Standard">aquí ya estamos listo para ejecutar la visualización de google.</text:p>
      <text:p text:style-name="Standard"/>
      <text:p text:style-name="Standard">Podemos abrir el archivo que se está ejecutando el test en visual code en la siguiente opción:</text:p>
      <text:p text:style-name="Standard"/>
      <text:p text:style-name="Standard"/>
      <text:p text:style-name="Standard"><draw:frame draw:style-name="fr1" draw:name="graphics15" text:anchor-type="paragraph" svg:width="8.458cm" svg:height="5.316cm" draw:z-index="14"><draw:image xlink:href="Pictures/2000000700002B1A000017ACA1A97711.svm" xlink:type="simple" xlink:show="embed" xlink:actuate="onLoad"/></draw:frame></text:p>
      <text:p text:style-name="Standard"/>
      <text:p text:style-name="Standard">resultado el ide de visual code</text:p>
      <text:p text:style-name="Standard"><draw:frame draw:style-name="fr1" draw:name="graphics16" text:anchor-type="paragraph" svg:width="12.017cm" svg:height="7.516cm" draw:z-index="15"><draw:image xlink:href="Pictures/2000000700005B4400003FFB33EC1606.svm" xlink:type="simple" xlink:show="embed" xlink:actuate="onLoad"/></draw:frame><text:soft-page-break/></text:p>
      <text:p text:style-name="Standard"/>
      <text:p text:style-name="Standard">También directamente en visual code en la carpeta E2E, creamos un archivo *.cy.js en este caso haremos el ejemplo de google.</text:p>
      <text:p text:style-name="Standard"/>
      <text:p text:style-name="Standard">google.cy.js</text:p>
      <text:p text:style-name="Standard"/>
      <text:p text:style-name="Standard"><draw:frame draw:style-name="fr1" draw:name="graphics17" text:anchor-type="paragraph" svg:width="10.308cm" svg:height="6.863cm" draw:z-index="16"><draw:image xlink:href="Pictures/20000007000031330000226CEF61939F.svm" xlink:type="simple" xlink:show="embed" xlink:actuate="onLoad"/></draw:frame></text:p>
      <text:p text:style-name="Standard"/>
      <text:p text:style-name="Standard">y refrescamos el navegador, allí aparecerá el archivo google.cy.js</text:p>
      <text:p text:style-name="Standard"/>
      <text:p text:style-name="Standard"/>
      <text:p text:style-name="Standard"/>
      <text:p text:style-name="Standard"><draw:frame draw:style-name="fr1" draw:name="graphics18" text:anchor-type="paragraph" svg:width="13.104cm" svg:height="9.432cm" draw:z-index="17"><draw:image xlink:href="Pictures/20000007000045260000509FEABC966F.svm" xlink:type="simple" xlink:show="embed" xlink:actuate="onLoad"/></draw:frame><text:soft-page-break/></text:p>
      <text:p text:style-name="Standard"/>
      <text:p text:style-name="Standard">Ya estamos listo para realizar el ejemplo. Apertura de google.</text:p>
      <text:p text:style-name="Standard"/>
      <text:p text:style-name="Standard">Tipeamos el siguiente código en el archivo google.cy.js</text:p>
      <text:p text:style-name="Standard"/>
      <text:p text:style-name="P19"><text:span text:style-name="T34">describe</text:span>(<text:span text:style-name="T24">'Prueba de apertura de google'</text:span>,()<text:span text:style-name="T20">=&gt;</text:span>{</text:p>
      <text:p text:style-name="P21">    <text:span text:style-name="T35">it</text:span><text:span text:style-name="T28">(</text:span><text:span text:style-name="T25">'Abre la pagina de google correctasmente'</text:span><text:span text:style-name="T28">,()</text:span><text:span text:style-name="T21">=&gt;</text:span><text:span text:style-name="T28">{</text:span></text:p>
      <text:p text:style-name="P21">        <text:span text:style-name="T23">cy</text:span><text:span text:style-name="T28">.</text:span><text:span text:style-name="T35">visit</text:span><text:span text:style-name="T28">(</text:span><text:span text:style-name="T25">'https://www.google.com'</text:span><text:span text:style-name="T28">);</text:span></text:p>
      <text:p text:style-name="P21">        <text:span text:style-name="T23">cy</text:span><text:span text:style-name="T28">.</text:span><text:span text:style-name="T35">title</text:span><text:span text:style-name="T28">().</text:span><text:span text:style-name="T35">should</text:span><text:span text:style-name="T28">(</text:span><text:span text:style-name="T25">'eq'</text:span><text:span text:style-name="T28">,</text:span><text:span text:style-name="T25">'Google'</text:span><text:span text:style-name="T28">)</text:span></text:p>
      <text:p text:style-name="P21">    <text:span text:style-name="T28">})</text:span></text:p>
      <text:p text:style-name="P19">});</text:p>
      <text:p text:style-name="P19"/>
      <text:p text:style-name="P32">al salvar se ejecuta automaticamente la prueba resultando en lo siguiente:</text:p>
      <text:p text:style-name="P19"/>
      <text:p text:style-name="P19"><draw:frame draw:style-name="fr1" draw:name="graphics19" text:anchor-type="paragraph" svg:width="14.658cm" svg:height="9.581cm" draw:z-index="18"><draw:image xlink:href="Pictures/2000000700003FDF000062809AD64E9B.svm" xlink:type="simple" xlink:show="embed" xlink:actuate="onLoad"/></draw:frame><text:soft-page-break/></text:p>
      <text:p text:style-name="P19"/>
      <text:p text:style-name="P19"/>
      <text:p text:style-name="P19">si cambiamos es esta linea de código por ejemplo veremos un error, veamos</text:p>
      <text:p text:style-name="P19"/>
      <text:p text:style-name="P19">        <text:span text:style-name="T22">cy</text:span>.<text:span text:style-name="T34">title</text:span>().<text:span text:style-name="T34">should</text:span>(<text:span text:style-name="T24">'eq'</text:span>,<text:span text:style-name="T24">'Googlee'</text:span>)</text:p>
      <text:p text:style-name="Standard"/>
      <text:p text:style-name="Standard"/>
      <text:p text:style-name="Standard"><draw:frame draw:style-name="fr1" draw:name="graphics20" text:anchor-type="paragraph" svg:width="13.882cm" svg:height="8.338cm" draw:z-index="19"><draw:image xlink:href="Pictures/2000000700005158000036442CD3A802.svm" xlink:type="simple" xlink:show="embed" xlink:actuate="onLoad"/></draw:frame></text:p>
      <text:p text:style-name="Standard"/>
      <text:p text:style-name="Standard"/>
      <text:p text:style-name="Standard">Así podemos verificar los test de nuestros códigos en cypress.</text:p>
      <text:p text:style-name="Standard"/>
      <text:p text:style-name="Standard">Para referencias: https://www.youtube.com/watch?v=ysaCj6KutDc</text:p>
      <text:p text:style-name="Standard"/>
      <text:p text:style-name="Standard"><text:soft-page-break/></text:p>
      <text:p text:style-name="Standard"/>
      <text:p text:style-name="Standard">ver tambien video tutorial en youtube:</text:p>
      <text:p text:style-name="Standard"/>
      <text:p text:style-name="Standard">prueba con google</text:p>
      <text:p text:style-name="Standard">https://www.youtube.com/watch?v=ysaCj6KutDc</text:p>
      <text:p text:style-name="Standard"/>
      <text:p text:style-name="Standard">https://www.youtube.com/watch?v=u8vMu7viCm8&amp;t=244s</text:p>
      <text:p text:style-name="Standard"/>
      <text:p text:style-name="P23">documentación consultada cypress. </text:p>
      <text:p text:style-name="Standard"/>
      <text:p text:style-name="Standard"><text:a xlink:type="simple" xlink:href="https://docs.cypress.io/app/get-started/why-cypress" text:style-name="Internet_20_link" text:visited-style-name="Visited_20_Internet_20_Link">https://docs.cypress.io/app/get-started/why-cypress</text:a></text:p>
      <text:p text:style-name="Standard"/>
      <text:p text:style-name="Standard">https://www.cypress.io/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Helvetica Neue" svg:font-family="'Helvetica Neue', Helvetica, Arial, sans-serif"/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rmando Yamir Blanco Castro</meta:initial-creator>
    <meta:creation-date>2025-01-15T09:28:46.45</meta:creation-date>
    <dc:date>2025-03-27T18:04:44.65</dc:date>
    <dc:creator>Armando Yamir Blanco Castro</dc:creator>
    <meta:editing-duration>P5DT5H25M5S</meta:editing-duration>
    <meta:editing-cycles>168</meta:editing-cycles>
    <meta:generator>OpenOffice/4.1.7$Win32 OpenOffice.org_project/417m1$Build-9800</meta:generator>
    <meta:document-statistic meta:table-count="0" meta:image-count="34" meta:object-count="0" meta:page-count="30" meta:paragraph-count="360" meta:word-count="2285" meta:character-count="17855"/>
  </office:meta>
</office:document-meta>
</file>